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612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2.801cm"/>
    </style:style>
    <style:style style:name="ro2" style:family="table-row">
      <style:table-row-properties style:row-height="0.453cm" fo:break-before="auto" style:use-optimal-row-height="true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 style:data-style-name="N112"/>
    <style:style style:name="ce7" style:family="table-cell" style:parent-style-name="Default" style:data-style-name="N113"/>
    <style:style style:name="ce8" style:family="table-cell" style:parent-style-name="Default" style:data-style-name="N115"/>
    <style:style style:name="ce4" style:family="table-cell" style:parent-style-name="Default">
      <style:table-cell-properties fo:background-color="#ff3333"/>
    </style:style>
    <style:style style:name="ce5" style:family="table-cell" style:parent-style-name="Default" style:data-style-name="N110"/>
    <style:style style:name="ce9" style:family="table-cell" style:parent-style-name="Default">
      <style:table-cell-properties fo:background-color="#66cc00"/>
    </style:style>
    <style:style style:name="ce10" style:family="table-cell" style:parent-style-name="Default">
      <style:text-properties style:font-name="Arial" fo:font-size="10pt"/>
    </style:style>
    <style:style style:name="ce11" style:family="table-cell" style:parent-style-name="Default">
      <style:text-properties fo:color="#000000" style:font-name="Arial1" fo:font-size="10pt" fo:language="zxx" fo:country="none" style:font-name-asian="Segoe UI" style:font-size-asian="5.09999990463257pt" style:language-asian="zxx" style:country-asian="none" style:font-name-complex="Segoe UI" style:font-size-complex="5.09999990463257pt" style:language-complex="zxx" style:country-complex="none"/>
    </style:style>
    <style:style style:name="ce12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5" table:default-cell-style-name="Default"/>
        <table:table-column table:style-name="co2" table:number-columns-repeated="15" table:default-cell-style-name="Default"/>
        <table:table-row table:style-name="ro2">
          <table:table-cell office:value-type="string">
            <text:p>1) kalibrowanie ramienia</text:p>
          </table:table-cell>
          <table:table-cell/>
          <table:table-cell office:value-type="string">
            <text:p>--- drukarka </text:p>
          </table:table-cell>
          <table:table-cell table:style-name="ce9" office:value-type="string">
            <text:p>--- rozwiertaki </text:p>
          </table:table-cell>
          <table:table-cell table:number-columns-repeated="12"/>
        </table:table-row>
        <table:table-row table:style-name="ro1">
          <table:table-cell table:style-name="ce4" office:value-type="string">
            <text:p>2) szczytanie ruchu</text:p>
          </table:table-cell>
          <table:table-cell/>
          <table:table-cell office:value-type="string">
            <text:p>--- tig AC/DC</text:p>
          </table:table-cell>
          <table:table-cell table:style-name="ce9" office:value-type="string">
            <text:p>--- wiertła</text:p>
          </table:table-cell>
          <table:table-cell table:number-columns-repeated="12"/>
        </table:table-row>
        <table:table-row table:style-name="ro1">
          <table:table-cell table:style-name="ce4" office:value-type="string">
            <text:p>3) przekonwertowanie na ruch ramienia</text:p>
          </table:table-cell>
          <table:table-cell/>
          <table:table-cell office:value-type="string">
            <text:p>--- prusa mk3</text:p>
          </table:table-cell>
          <table:table-cell table:style-name="ce9" office:value-type="string">
            <text:p>--- noże tokarskie</text:p>
          </table:table-cell>
          <table:table-cell table:number-columns-repeated="2"/>
          <table:table-cell table:style-name="ce4" office:value-type="string">
            <text:p><text:a xlink:href="https://www.e-nierdzewne.pl/pl/p/M8x50-DIN-912-A2-sruba-imbusowa-nierdzewna-1szt./280">https://www.e-nierdzewne.pl/pl/p/M8x50-DIN-912-A2-sruba-imbusowa-nierdzewna-1szt./280</text:a></text:p>
          </table:table-cell>
          <table:table-cell table:number-columns-repeated="8"/>
          <table:table-cell office:value-type="string">
            <text:p>1) dioda nas + kon kolor &lt;--- położenie</text:p>
          </table:table-cell>
        </table:table-row>
        <table:table-row table:style-name="ro1">
          <table:table-cell office:value-type="string">
            <text:p>4) nowe ramie</text:p>
          </table:table-cell>
          <table:table-cell/>
          <table:table-cell office:value-type="string">
            <text:p>--- gwinciarka</text:p>
          </table:table-cell>
          <table:table-cell table:style-name="ce9" office:value-type="string">
            <text:p>--- frezy </text:p>
          </table:table-cell>
          <table:table-cell table:number-columns-repeated="2"/>
          <table:table-cell table:style-name="ce4" office:value-type="string">
            <text:p><text:a xlink:href="https://www.e-nierdzewne.pl/pl/p/M8x30-DIN-912-A2-sruba-imbusowa-nierdzewna-1szt./277">https://www.e-nierdzewne.pl/pl/p/M8x30-DIN-912-A2-sruba-imbusowa-nierdzewna-1szt./277</text:a></text:p>
          </table:table-cell>
          <table:table-cell table:number-columns-repeated="8"/>
          <table:table-cell office:value-type="string">
            <text:p>2) dioda nas + kon indensywność &lt;--- prędkość MPU</text:p>
          </table:table-cell>
        </table:table-row>
        <table:table-row table:style-name="ro2">
          <table:table-cell office:value-type="string">
            <text:p>5) dioda do naświetlania</text:p>
          </table:table-cell>
          <table:table-cell/>
          <table:table-cell office:value-type="string">
            <text:p>--- CNC</text:p>
          </table:table-cell>
          <table:table-cell table:style-name="ce9" office:value-type="string">
            <text:p>--- uchwyt tokarski 4 szczękowy </text:p>
          </table:table-cell>
          <table:table-cell table:number-columns-repeated="2"/>
          <table:table-cell table:style-name="ce9" office:value-type="string">
            <text:p>--- kliny </text:p>
          </table:table-cell>
          <table:table-cell table:number-columns-repeated="8"/>
          <table:table-cell office:value-type="string">
            <text:p>3) serwo wew &lt;--- g albo a z</text:p>
          </table:table-cell>
        </table:table-row>
        <table:table-row table:style-name="ro1">
          <table:table-cell office:value-type="string">
            <text:p>6) płytka drukowana do całości</text:p>
          </table:table-cell>
          <table:table-cell table:number-columns-repeated="2"/>
          <table:table-cell table:style-name="ce9" office:value-type="string">
            <text:p>--- podzielnica, stół obrotowy</text:p>
          </table:table-cell>
          <table:table-cell table:number-columns-repeated="11"/>
          <table:table-cell office:value-type="string">
            <text:p>4) servo sro &lt;--- g albo a y</text:p>
          </table:table-cell>
        </table:table-row>
        <table:table-row table:style-name="ro1">
          <table:table-cell table:style-name="ce5"/>
          <table:table-cell table:number-columns-repeated="2"/>
          <table:table-cell table:style-name="ce10" office:value-type="string">
            <text:p>--- dłutownica</text:p>
          </table:table-cell>
          <table:table-cell table:number-columns-repeated="2"/>
          <table:table-cell office:value-type="string">
            <text:p><text:a xlink:href="http://poltech24.pl/7200-b-lozysko-kulkowe-skosne-jednorzedowe-10x30x9-mm-p-587.html">http://poltech24.pl/7200-b-lozysko-kulkowe-skosne-jednorzedowe-10x30x9-mm-p-587.html</text:a></text:p>
          </table:table-cell>
          <table:table-cell table:number-columns-repeated="8"/>
          <table:table-cell office:value-type="string">
            <text:p>5) servo zew &lt;--- g albo a x </text:p>
          </table:table-cell>
        </table:table-row>
        <table:table-row table:style-name="ro2">
          <table:table-cell table:style-name="ce5" table:formula="of:=SUM([.A3:.A7])" office:value-type="currency" office:currency="PLN" office:value="0">
            <text:p>0,00 PLN</text:p>
          </table:table-cell>
          <table:table-cell table:number-columns-repeated="2"/>
          <table:table-cell table:style-name="ce10" office:value-type="string">
            <text:p>--- praska</text:p>
          </table:table-cell>
          <table:table-cell table:number-columns-repeated="2"/>
          <table:table-cell table:style-name="ce12" office:value-type="string">
            <text:p>--- sprzęgiełko !!!!</text:p>
          </table:table-cell>
          <table:table-cell table:number-columns-repeated="8"/>
          <table:table-cell office:value-type="string">
            <text:p>6) prędkość servo wew</text:p>
          </table:table-cell>
        </table:table-row>
        <table:table-row table:style-name="ro2">
          <table:table-cell table:style-name="ce5"/>
          <table:table-cell table:number-columns-repeated="2"/>
          <table:table-cell table:style-name="ce10" office:value-type="string">
            <text:p>--- fotel</text:p>
          </table:table-cell>
          <table:table-cell table:number-columns-repeated="2"/>
          <table:table-cell office:value-type="string">
            <text:p>--- łożyska 1 mm</text:p>
          </table:table-cell>
          <table:table-cell table:number-columns-repeated="8"/>
          <table:table-cell office:value-type="string">
            <text:p>7) prędkość servo sro</text:p>
          </table:table-cell>
        </table:table-row>
        <table:table-row table:style-name="ro2">
          <table:table-cell table:style-name="ce5"/>
          <table:table-cell table:number-columns-repeated="2"/>
          <table:table-cell table:style-name="ce10" office:value-type="string">
            <text:p>--- uwchwyt tokarski z mk2</text:p>
          </table:table-cell>
          <table:table-cell table:number-columns-repeated="11"/>
          <table:table-cell office:value-type="string">
            <text:p>8) prędkość servo zew</text:p>
          </table:table-cell>
        </table:table-row>
        <table:table-row table:style-name="ro2">
          <table:table-cell table:style-name="ce5"/>
          <table:table-cell table:number-columns-repeated="2"/>
          <table:table-cell table:style-name="ce10" office:value-type="string">
            <text:p>--- okrągły imadło</text:p>
          </table:table-cell>
          <table:table-cell table:number-columns-repeated="12"/>
        </table:table-row>
        <table:table-row table:style-name="ro2">
          <table:table-cell table:style-name="ce5"/>
          <table:table-cell table:number-columns-repeated="2"/>
          <table:table-cell table:style-name="ce10" office:value-type="string">
            <text:p>--- komplet srubokretow</text:p>
          </table:table-cell>
          <table:table-cell table:number-columns-repeated="11"/>
          <table:table-cell office:value-type="string">
            <text:p>a) tablica z parametrami</text:p>
          </table:table-cell>
        </table:table-row>
        <table:table-row table:style-name="ro2">
          <table:table-cell table:style-name="ce5"/>
          <table:table-cell table:number-columns-repeated="2"/>
          <table:table-cell table:style-name="ce10" office:value-type="string">
            <text:p>--- imak szybko zmienny</text:p>
          </table:table-cell>
          <table:table-cell table:number-columns-repeated="11"/>
          <table:table-cell office:value-type="string">
            <text:p>b) skalowalość</text:p>
          </table:table-cell>
        </table:table-row>
        <table:table-row table:style-name="ro2">
          <table:table-cell table:style-name="ce5"/>
          <table:table-cell table:number-columns-repeated="2"/>
          <table:table-cell table:style-name="ce11" office:value-type="string">
            <text:p>--- smary oleje do tokarki.cos na szlifowanie polaczen pasowych https://www.akcesoria.cnc.info.pl/14-chemia-przemyslowa</text:p>
          </table:table-cell>
          <table:table-cell table:number-columns-repeated="11"/>
          <table:table-cell office:value-type="string">
            <text:p>c) każy silnik sterowany osobnym artuiono</text:p>
          </table:table-cell>
        </table:table-row>
        <table:table-row table:style-name="ro2">
          <table:table-cell table:style-name="ce5"/>
          <table:table-cell table:number-columns-repeated="2"/>
          <table:table-cell office:value-type="string">
            <text:p>--- TMC2100</text:p>
          </table:table-cell>
          <table:table-cell table:number-columns-repeated="12"/>
        </table:table-row>
        <table:table-row table:style-name="ro2">
          <table:table-cell table:style-name="ce5"/>
          <table:table-cell table:number-columns-repeated="14"/>
          <table:table-cell office:value-type="string">
            <text:p>--- zasłonka do papieru</text:p>
          </table:table-cell>
        </table:table-row>
        <table:table-row table:style-name="ro1">
          <table:table-cell office:value-type="string">
            <text:p><text:a xlink:href="https://www.e-darmet.pl/plytka-do-toczenia-ccmt-060204-nn-pvd-id-3134.html">https://www.e-darmet.pl/plytka-do-toczenia-ccmt-060204-nn-pvd-id-3134.html</text:a></text:p>
          </table:table-cell>
          <table:table-cell table:number-columns-repeated="14"/>
          <table:table-cell office:value-type="string">
            <text:p>--- miernika natężenia śiatła w środku i przy papierze ?</text:p>
          </table:table-cell>
        </table:table-row>
        <table:table-row table:style-name="ro1">
          <table:table-cell office:value-type="string">
            <text:p><text:a xlink:href="https://www.e-darmet.pl/noz-tokarski-skladany-do-toczenia-zewnetrznego-sclcr-1010-06-pafana-id-5371.html">https://www.e-darmet.pl/noz-tokarski-skladany-do-toczenia-zewnetrznego-sclcr-1010-06-pafana-id-5371.html</text:a></text:p>
          </table:table-cell>
          <table:table-cell table:number-columns-repeated="15"/>
        </table:table-row>
        <table:table-row table:style-name="ro1">
          <table:table-cell office:value-type="string">
            <text:p><text:a xlink:href="http://www.abcnc.pl/nakretki-i-sruby-kulowe">http://www.abcnc.pl/nakretki-i-sruby-kulowe</text:a></text:p>
          </table:table-cell>
          <table:table-cell table:number-columns-repeated="15"/>
        </table:table-row>
        <table:table-row table:style-name="ro2" table:number-rows-repeated="3">
          <table:table-cell table:number-columns-repeated="16"/>
        </table:table-row>
        <table:table-row table:style-name="ro1">
          <table:table-cell table:style-name="ce5"/>
          <table:table-cell table:number-columns-repeated="13"/>
          <table:table-cell office:value-type="string">
            <text:p><text:a xlink:href="http://www.fizykon.org/wzory/wzory_kinematyka.htm">http://www.fizykon.org/wzory/wzory_kinematyka.htm</text:a></text:p>
          </table:table-cell>
          <table:table-cell/>
        </table:table-row>
        <table:table-row table:style-name="ro1">
          <table:table-cell table:number-columns-repeated="14"/>
          <table:table-cell office:value-type="string">
            <text:p><text:a xlink:href="https://www.youtube.com/watch?v=C7JQ7Rpwn2k">https://www.youtube.com/watch?v=C7JQ7Rpwn2k</text:a></text:p>
          </table:table-cell>
          <table:table-cell/>
        </table:table-row>
        <table:table-row table:style-name="ro1">
          <table:table-cell table:style-name="ce5"/>
          <table:table-cell table:number-columns-repeated="13"/>
          <table:table-cell office:value-type="string">
            <text:p><text:a xlink:href="http://t-filter.engineerjs.com/">http://t-filter.engineerjs.com/</text:a></text:p>
          </table:table-cell>
          <table:table-cell/>
        </table:table-row>
        <table:table-row table:style-name="ro1">
          <table:table-cell office:value-type="string">
            <text:p><text:a xlink:href="http://www.sodemann-sprezyny.pl/">http://www.sodemann-sprezyny.pl</text:a></text:p>
          </table:table-cell>
          <table:table-cell table:number-columns-repeated="15"/>
        </table:table-row>
        <table:table-row table:style-name="ro1">
          <table:table-cell office:value-type="string">
            <text:p><text:a xlink:href="https://www.e-darmet.pl/podzielnica-zwykla-z-konikiem-dm-270-id-4144.html">https://www.e-darmet.pl/podzielnica-zwykla-z-konikiem-dm-270-id-4144.html</text:a></text:p>
          </table:table-cell>
          <table:table-cell table:number-columns-repeated="15"/>
        </table:table-row>
        <table:table-row table:style-name="ro1">
          <table:table-cell office:value-type="string">
            <text:p><text:a xlink:href="https://www.apautomatyka.pl/index.php/news/promocje">https://www.apautomatyka.pl/index.php/news/promocje</text:a></text:p>
          </table:table-cell>
          <table:table-cell table:number-columns-repeated="15"/>
        </table:table-row>
        <table:table-row table:style-name="ro1">
          <table:table-cell office:value-type="string">
            <text:p><text:a xlink:href="https://www.dacpol.eu/pl/elektryczne-slizgowe-zlacza-obrotowe-z-otworem-przelotowym/product/zlacza-obrotowe-z-otworem-przelotowym">https://www.dacpol.eu/pl/elektryczne-slizgowe-zlacza-obrotowe-z-otworem-przelotowym/product/zlacza-obrotowe-z-otworem-przelotowym</text:a></text:p>
          </table:table-cell>
          <table:table-cell table:number-columns-repeated="15"/>
        </table:table-row>
        <table:table-row table:style-name="ro2" table:number-rows-repeated="4">
          <table:table-cell table:number-columns-repeated="16"/>
        </table:table-row>
        <table:table-row table:style-name="ro1">
          <table:table-cell office:value-type="string">
            <text:p>Duży silnik:</text:p>
          </table:table-cell>
          <table:table-cell table:number-columns-repeated="8"/>
          <table:table-cell office:value-type="string">
            <text:p><text:a xlink:href="https://github.com/pololu/amis-30543-arduino">https://github.com/pololu/amis-30543-arduino</text:a></text:p>
          </table:table-cell>
          <table:table-cell table:number-columns-repeated="6"/>
        </table:table-row>
        <table:table-row table:style-name="ro1">
          <table:table-cell office:value-type="string">
            <text:p>https://github.com/pololu/amis-30543-arduino/blob/master/examples/AccelStepper/AccelStepper.ino</text:p>
          </table:table-cell>
          <table:table-cell table:number-columns-repeated="8"/>
          <table:table-cell office:value-type="string">
            <text:p><text:a xlink:href="https://www.arduino.cc/en/Reference/EEPROM">https://www.arduino.cc/en/Reference/EEPROM</text:a></text:p>
          </table:table-cell>
          <table:table-cell table:number-columns-repeated="6"/>
        </table:table-row>
        <table:table-row table:style-name="ro1">
          <table:table-cell office:value-type="string">
            <text:p><text:a xlink:href="https://www.akcesoria.cnc.info.pl/3475-mechanika/pasy-zebate-kola-zebate/kola-zebate/kola-zebate-do-pasow-powergrip-gt3/kola-gt-3mr/kola-gt-3mr-dla-pasa-szerokosci-15-mm">https://www.akcesoria.cnc.info.pl/3475-mechanika/pasy-zebate-kola-zebate/kola-zebate/kola-zebate-do-pasow-powergrip-gt3/kola-gt-3mr/kola-gt-3mr-dla-pasa-szerokosci-15-mm</text:a></text:p>
          </table:table-cell>
          <table:table-cell table:number-columns-repeated="8"/>
          <table:table-cell office:value-type="string">
            <text:p><text:a xlink:href="http://www.jarzebski.pl/arduino/rozwiazania-i-algorytmy/kompensacja-przechylen-kompasow-cyfrowych.html">http://www.jarzebski.pl/arduino/rozwiazania-i-algorytmy/kompensacja-przechylen-kompasow-cyfrowych.html</text:a></text:p>
          </table:table-cell>
          <table:table-cell table:number-columns-repeated="6"/>
        </table:table-row>
        <table:table-row table:style-name="ro2" table:number-rows-repeated="3">
          <table:table-cell table:number-columns-repeated="16"/>
        </table:table-row>
        <table:table-row table:style-name="ro1">
          <table:table-cell table:number-columns-repeated="9"/>
          <table:table-cell office:value-type="string">
            <text:p><text:a xlink:href="http://www.interklasa.pl/portal/dokumenty/tab_mat/rachunekroz/pochodnaf.html">http://www.interklasa.pl/portal/dokumenty/tab_mat/rachunekroz/pochodnaf.html</text:a>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>
            <text:p><text:a xlink:href="https://www.matemaks.pl/funkcja-wykladnicza.html">https://www.matemaks.pl/funkcja-wykladnicza.html</text:a></text:p>
          </table:table-cell>
          <table:table-cell table:number-columns-repeated="6"/>
        </table:table-row>
        <table:table-row table:style-name="ro2">
          <table:table-cell table:number-columns-repeated="16"/>
        </table:table-row>
        <table:table-row table:style-name="ro1">
          <table:table-cell table:number-columns-repeated="9"/>
          <table:table-cell office:value-type="string">
            <text:p><text:a xlink:href="https://pl.wikipedia.org/wiki/Radian">https://pl.wikipedia.org/wiki/Radian</text:a>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>
            <text:p><text:a xlink:href="http://www.if.pw.edu.pl/~wosinska/am2/matma/pochodna/pochodna.HTM">http://www.if.pw.edu.pl/~wosinska/am2/matma/pochodna/pochodna.HTM</text:a>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>
            <text:p><text:a xlink:href="http://www.if.pw.edu.pl/~wosinska/am2/matma/pochodna/pochodna.HTM">http://www.if.pw.edu.pl/~wosinska/am2/matma/pochodna/pochodna.HTM</text:a>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>
            <text:p><text:a xlink:href="https://commons.wikimedia.org/wiki/File:Difference_quotient-chart.png">https://commons.wikimedia.org/wiki/File:Difference_quotient-chart.png</text:a>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>
            <text:p><text:a xlink:href="https://edux.pjwstk.edu.pl/mat/224/lec/main47.html">https://edux.pjwstk.edu.pl/mat/224/lec/main47.html</text:a></text:p>
          </table:table-cell>
          <table:table-cell table:number-columns-repeated="6"/>
        </table:table-row>
      </table:table>
      <table:table table:name="Arkusz2" table:style-name="ta1" table:print="false">
        <table:table-column table:style-name="co2" table:default-cell-style-name="Default"/>
        <table:table-column table:style-name="co4" table:default-cell-style-name="ce6"/>
        <table:table-row table:style-name="ro2">
          <table:table-cell office:value-type="string">
            <text:p>Podziałka</text:p>
          </table:table-cell>
          <table:table-cell office:value-type="currency" office:currency="mm" office:value="0.02">
            <text:p>0,02 mm</text:p>
          </table:table-cell>
        </table:table-row>
        <table:table-row table:style-name="ro1">
          <table:table-cell office:value-type="string">
            <text:p>Podź. na Obrót</text:p>
          </table:table-cell>
          <table:table-cell table:style-name="ce7" office:value-type="currency" office:currency="obr." office:value="75">
            <text:p>75 obr.</text:p>
          </table:table-cell>
        </table:table-row>
        <table:table-row table:style-name="ro2">
          <table:table-cell office:value-type="string">
            <text:p>Wiertło</text:p>
          </table:table-cell>
          <table:table-cell office:value-type="currency" office:currency="mm" office:value="0">
            <text:p>0,00 mm</text:p>
          </table:table-cell>
        </table:table-row>
        <table:table-row table:style-name="ro2">
          <table:table-cell office:value-type="string">
            <text:p>Odległość</text:p>
          </table:table-cell>
          <table:table-cell office:value-type="currency" office:currency="mm" office:value="50">
            <text:p>50,00 mm</text:p>
          </table:table-cell>
        </table:table-row>
        <table:table-row table:style-name="ro2" table:number-rows-repeated="3">
          <table:table-cell/>
          <table:table-cell table:style-name="Default"/>
        </table:table-row>
        <table:table-row table:style-name="ro2">
          <table:table-cell office:value-type="string">
            <text:p>Obrotów</text:p>
          </table:table-cell>
          <table:table-cell table:style-name="ce7" table:formula="of:=FLOOR(((([.B3]/2)+[.B4])/[.B1])/[.B2];1)" office:value-type="currency" office:currency="obr." office:value="33">
            <text:p>33 obr.</text:p>
          </table:table-cell>
        </table:table-row>
        <table:table-row table:style-name="ro2">
          <table:table-cell office:value-type="string">
            <text:p>Kresek</text:p>
          </table:table-cell>
          <table:table-cell table:style-name="ce8" table:formula="of:=MOD(((([.B3]/2)+[.B4])/[.B1]);[.B2])" office:value-type="currency" office:currency="kres." office:value="25">
            <text:p>25 kres.</text:p>
          </table:table-cell>
        </table:table-row>
      </table:table>
      <table:table table:name="Arkusz4" table:style-name="ta1" table:print="false">
        <table:table-column table:style-name="co2" table:default-cell-style-name="Default"/>
        <table:table-row table:style-name="ro1">
          <table:table-cell office:value-type="string">
            <text:p>i: 1 hzAct:11</text:p>
          </table:table-cell>
        </table:table-row>
        <table:table-row table:style-name="ro1">
          <table:table-cell office:value-type="string">
            <text:p>i: 2 hzAct:16</text:p>
          </table:table-cell>
        </table:table-row>
        <table:table-row table:style-name="ro1">
          <table:table-cell office:value-type="string">
            <text:p>i: 3 hzAct:25</text:p>
          </table:table-cell>
        </table:table-row>
        <table:table-row table:style-name="ro1">
          <table:table-cell office:value-type="string">
            <text:p>i: 4 hzAct:36</text:p>
          </table:table-cell>
        </table:table-row>
        <table:table-row table:style-name="ro1">
          <table:table-cell office:value-type="string">
            <text:p>i: 5 hzAct:51</text:p>
          </table:table-cell>
        </table:table-row>
        <table:table-row table:style-name="ro1">
          <table:table-cell office:value-type="string">
            <text:p>i: 6 hzAct:69</text:p>
          </table:table-cell>
        </table:table-row>
        <table:table-row table:style-name="ro1">
          <table:table-cell office:value-type="string">
            <text:p>i: 7 hzAct:90</text:p>
          </table:table-cell>
        </table:table-row>
        <table:table-row table:style-name="ro1">
          <table:table-cell office:value-type="string">
            <text:p>i: 8 hzAct:114</text:p>
          </table:table-cell>
        </table:table-row>
        <table:table-row table:style-name="ro1">
          <table:table-cell office:value-type="string">
            <text:p>i: 9 hzAct:140</text:p>
          </table:table-cell>
        </table:table-row>
        <table:table-row table:style-name="ro1">
          <table:table-cell office:value-type="string">
            <text:p>i: 10 hzAct:169</text:p>
          </table:table-cell>
        </table:table-row>
        <table:table-row table:style-name="ro1">
          <table:table-cell office:value-type="string">
            <text:p>i: 11 hzAct:201</text:p>
          </table:table-cell>
        </table:table-row>
        <table:table-row table:style-name="ro1">
          <table:table-cell office:value-type="string">
            <text:p>i: 12 hzAct:234</text:p>
          </table:table-cell>
        </table:table-row>
        <table:table-row table:style-name="ro1">
          <table:table-cell office:value-type="string">
            <text:p>i: 13 hzAct:270</text:p>
          </table:table-cell>
        </table:table-row>
        <table:table-row table:style-name="ro1">
          <table:table-cell office:value-type="string">
            <text:p>i: 14 hzAct:307</text:p>
          </table:table-cell>
        </table:table-row>
        <table:table-row table:style-name="ro1">
          <table:table-cell office:value-type="string">
            <text:p>i: 15 hzAct:346</text:p>
          </table:table-cell>
        </table:table-row>
        <table:table-row table:style-name="ro1">
          <table:table-cell office:value-type="string">
            <text:p>i: 16 hzAct:386</text:p>
          </table:table-cell>
        </table:table-row>
        <table:table-row table:style-name="ro1">
          <table:table-cell office:value-type="string">
            <text:p>i: 17 hzAct:427</text:p>
          </table:table-cell>
        </table:table-row>
        <table:table-row table:style-name="ro1">
          <table:table-cell office:value-type="string">
            <text:p>i: 18 hzAct:469</text:p>
          </table:table-cell>
        </table:table-row>
        <table:table-row table:style-name="ro1">
          <table:table-cell office:value-type="string">
            <text:p>i: 19 hzAct:512</text:p>
          </table:table-cell>
        </table:table-row>
        <table:table-row table:style-name="ro1">
          <table:table-cell office:value-type="string">
            <text:p>i: 20 hzAct:555</text:p>
          </table:table-cell>
        </table:table-row>
        <table:table-row table:style-name="ro1">
          <table:table-cell office:value-type="string">
            <text:p>i: 21 hzAct:597</text:p>
          </table:table-cell>
        </table:table-row>
        <table:table-row table:style-name="ro1">
          <table:table-cell office:value-type="string">
            <text:p>i: 22 hzAct:640</text:p>
          </table:table-cell>
        </table:table-row>
        <table:table-row table:style-name="ro1">
          <table:table-cell office:value-type="string">
            <text:p>i: 23 hzAct:682</text:p>
          </table:table-cell>
        </table:table-row>
        <table:table-row table:style-name="ro1">
          <table:table-cell office:value-type="string">
            <text:p>i: 24 hzAct:723</text:p>
          </table:table-cell>
        </table:table-row>
        <table:table-row table:style-name="ro1">
          <table:table-cell office:value-type="string">
            <text:p>i: 25 hzAct:763</text:p>
          </table:table-cell>
        </table:table-row>
        <table:table-row table:style-name="ro1">
          <table:table-cell office:value-type="string">
            <text:p>i: 26 hzAct:802</text:p>
          </table:table-cell>
        </table:table-row>
        <table:table-row table:style-name="ro1">
          <table:table-cell office:value-type="string">
            <text:p>i: 27 hzAct:839</text:p>
          </table:table-cell>
        </table:table-row>
        <table:table-row table:style-name="ro1">
          <table:table-cell office:value-type="string">
            <text:p>i: 28 hzAct:875</text:p>
          </table:table-cell>
        </table:table-row>
        <table:table-row table:style-name="ro1">
          <table:table-cell office:value-type="string">
            <text:p>i: 29 hzAct:908</text:p>
          </table:table-cell>
        </table:table-row>
        <table:table-row table:style-name="ro1">
          <table:table-cell office:value-type="string">
            <text:p>i: 30 hzAct:940</text:p>
          </table:table-cell>
        </table:table-row>
        <table:table-row table:style-name="ro1">
          <table:table-cell office:value-type="string">
            <text:p>i: 31 hzAct:969</text:p>
          </table:table-cell>
        </table:table-row>
        <table:table-row table:style-name="ro1">
          <table:table-cell office:value-type="string">
            <text:p>i: 32 hzAct:995</text:p>
          </table:table-cell>
        </table:table-row>
        <table:table-row table:style-name="ro1">
          <table:table-cell office:value-type="string">
            <text:p>i: 33 hzAct:1019</text:p>
          </table:table-cell>
        </table:table-row>
        <table:table-row table:style-name="ro1">
          <table:table-cell office:value-type="string">
            <text:p>i: 34 hzAct:1040</text:p>
          </table:table-cell>
        </table:table-row>
        <table:table-row table:style-name="ro1">
          <table:table-cell office:value-type="string">
            <text:p>i: 35 hzAct:1058</text:p>
          </table:table-cell>
        </table:table-row>
        <table:table-row table:style-name="ro1">
          <table:table-cell office:value-type="string">
            <text:p>i: 36 hzAct:1073</text:p>
          </table:table-cell>
        </table:table-row>
        <table:table-row table:style-name="ro1">
          <table:table-cell office:value-type="string">
            <text:p>i: 37 hzAct:1084</text:p>
          </table:table-cell>
        </table:table-row>
        <table:table-row table:style-name="ro1">
          <table:table-cell office:value-type="string">
            <text:p>i: 38 hzAct:1093</text:p>
          </table:table-cell>
        </table:table-row>
        <table:table-row table:style-name="ro1">
          <table:table-cell office:value-type="string">
            <text:p>i: 39 hzAct:1098</text:p>
          </table:table-cell>
        </table:table-row>
        <table:table-row table:style-name="ro1">
          <table:table-cell office:value-type="string">
            <text:p>i: 40 hzAct:1100</text:p>
          </table:table-cell>
        </table:table-row>
        <table:table-row table:style-name="ro1">
          <table:table-cell office:value-type="string">
            <text:p>ii: 1 hzAct:1100</text:p>
          </table:table-cell>
        </table:table-row>
        <table:table-row table:style-name="ro1">
          <table:table-cell office:value-type="string">
            <text:p>ii: 2 hzAct:1100</text:p>
          </table:table-cell>
        </table:table-row>
        <table:table-row table:style-name="ro1">
          <table:table-cell office:value-type="string">
            <text:p>ii: 3 hzAct:1100</text:p>
          </table:table-cell>
        </table:table-row>
        <table:table-row table:style-name="ro1">
          <table:table-cell office:value-type="string">
            <text:p>ii: 4 hzAct:1100</text:p>
          </table:table-cell>
        </table:table-row>
        <table:table-row table:style-name="ro1">
          <table:table-cell office:value-type="string">
            <text:p>ii: 5 hzAct:1100</text:p>
          </table:table-cell>
        </table:table-row>
        <table:table-row table:style-name="ro1">
          <table:table-cell office:value-type="string">
            <text:p>ii: 6 hzAct:1100</text:p>
          </table:table-cell>
        </table:table-row>
        <table:table-row table:style-name="ro1">
          <table:table-cell office:value-type="string">
            <text:p>ii: 7 hzAct:1100</text:p>
          </table:table-cell>
        </table:table-row>
        <table:table-row table:style-name="ro1">
          <table:table-cell office:value-type="string">
            <text:p>ii: 8 hzAct:1100</text:p>
          </table:table-cell>
        </table:table-row>
        <table:table-row table:style-name="ro1">
          <table:table-cell office:value-type="string">
            <text:p>ii: 9 hzAct:1100</text:p>
          </table:table-cell>
        </table:table-row>
        <table:table-row table:style-name="ro1">
          <table:table-cell office:value-type="string">
            <text:p>ii: 10 hzAct:1100</text:p>
          </table:table-cell>
        </table:table-row>
        <table:table-row table:style-name="ro1">
          <table:table-cell office:value-type="string">
            <text:p>ii: 11 hzAct:1100</text:p>
          </table:table-cell>
        </table:table-row>
        <table:table-row table:style-name="ro1">
          <table:table-cell office:value-type="string">
            <text:p>ii: 12 hzAct:1100</text:p>
          </table:table-cell>
        </table:table-row>
        <table:table-row table:style-name="ro1">
          <table:table-cell office:value-type="string">
            <text:p>ii: 13 hzAct:1100</text:p>
          </table:table-cell>
        </table:table-row>
        <table:table-row table:style-name="ro1">
          <table:table-cell office:value-type="string">
            <text:p>ii: 14 hzAct:1100</text:p>
          </table:table-cell>
        </table:table-row>
        <table:table-row table:style-name="ro1">
          <table:table-cell office:value-type="string">
            <text:p>ii: 15 hzAct:1100</text:p>
          </table:table-cell>
        </table:table-row>
        <table:table-row table:style-name="ro1">
          <table:table-cell office:value-type="string">
            <text:p>ii: 16 hzAct:1100</text:p>
          </table:table-cell>
        </table:table-row>
        <table:table-row table:style-name="ro1">
          <table:table-cell office:value-type="string">
            <text:p>ii: 17 hzAct:1100</text:p>
          </table:table-cell>
        </table:table-row>
        <table:table-row table:style-name="ro1">
          <table:table-cell office:value-type="string">
            <text:p>ii: 18 hzAct:1100</text:p>
          </table:table-cell>
        </table:table-row>
        <table:table-row table:style-name="ro1">
          <table:table-cell office:value-type="string">
            <text:p>ii: 19 hzAct:1100</text:p>
          </table:table-cell>
        </table:table-row>
        <table:table-row table:style-name="ro1">
          <table:table-cell office:value-type="string">
            <text:p>ii: 20 hzAct:1100</text:p>
          </table:table-cell>
        </table:table-row>
        <table:table-row table:style-name="ro1">
          <table:table-cell office:value-type="string">
            <text:p>ii: 21 hzAct:1100</text:p>
          </table:table-cell>
        </table:table-row>
        <table:table-row table:style-name="ro1">
          <table:table-cell office:value-type="string">
            <text:p>ii: 22 hzAct:1100</text:p>
          </table:table-cell>
        </table:table-row>
        <table:table-row table:style-name="ro1">
          <table:table-cell office:value-type="string">
            <text:p>ii: 23 hzAct:1100</text:p>
          </table:table-cell>
        </table:table-row>
        <table:table-row table:style-name="ro1">
          <table:table-cell office:value-type="string">
            <text:p>ii: 24 hzAct:1100</text:p>
          </table:table-cell>
        </table:table-row>
        <table:table-row table:style-name="ro1">
          <table:table-cell office:value-type="string">
            <text:p>ii: 25 hzAct:1100</text:p>
          </table:table-cell>
        </table:table-row>
        <table:table-row table:style-name="ro1">
          <table:table-cell office:value-type="string">
            <text:p>ii: 26 hzAct:1100</text:p>
          </table:table-cell>
        </table:table-row>
        <table:table-row table:style-name="ro1">
          <table:table-cell office:value-type="string">
            <text:p>ii: 27 hzAct:1100</text:p>
          </table:table-cell>
        </table:table-row>
        <table:table-row table:style-name="ro1">
          <table:table-cell office:value-type="string">
            <text:p>ii: 28 hzAct:1100</text:p>
          </table:table-cell>
        </table:table-row>
        <table:table-row table:style-name="ro1">
          <table:table-cell office:value-type="string">
            <text:p>ii: 29 hzAct:1100</text:p>
          </table:table-cell>
        </table:table-row>
        <table:table-row table:style-name="ro1">
          <table:table-cell office:value-type="string">
            <text:p>ii: 30 hzAct:1100</text:p>
          </table:table-cell>
        </table:table-row>
        <table:table-row table:style-name="ro1">
          <table:table-cell office:value-type="string">
            <text:p>ii: 31 hzAct:1100</text:p>
          </table:table-cell>
        </table:table-row>
        <table:table-row table:style-name="ro1">
          <table:table-cell office:value-type="string">
            <text:p>ii: 32 hzAct:1100</text:p>
          </table:table-cell>
        </table:table-row>
        <table:table-row table:style-name="ro1">
          <table:table-cell office:value-type="string">
            <text:p>ii: 33 hzAct:1100</text:p>
          </table:table-cell>
        </table:table-row>
        <table:table-row table:style-name="ro1">
          <table:table-cell office:value-type="string">
            <text:p>ii: 34 hzAct:1100</text:p>
          </table:table-cell>
        </table:table-row>
        <table:table-row table:style-name="ro1">
          <table:table-cell office:value-type="string">
            <text:p>ii: 35 hzAct:1100</text:p>
          </table:table-cell>
        </table:table-row>
        <table:table-row table:style-name="ro1">
          <table:table-cell office:value-type="string">
            <text:p>ii: 36 hzAct:1100</text:p>
          </table:table-cell>
        </table:table-row>
        <table:table-row table:style-name="ro1">
          <table:table-cell office:value-type="string">
            <text:p>ii: 37 hzAct:1100</text:p>
          </table:table-cell>
        </table:table-row>
        <table:table-row table:style-name="ro1">
          <table:table-cell office:value-type="string">
            <text:p>ii: 38 hzAct:1100</text:p>
          </table:table-cell>
        </table:table-row>
        <table:table-row table:style-name="ro1">
          <table:table-cell office:value-type="string">
            <text:p>ii: 39 hzAct:1100</text:p>
          </table:table-cell>
        </table:table-row>
        <table:table-row table:style-name="ro1">
          <table:table-cell office:value-type="string">
            <text:p>ii: 40 hzAct:1100</text:p>
          </table:table-cell>
        </table:table-row>
        <table:table-row table:style-name="ro1">
          <table:table-cell office:value-type="string">
            <text:p>ii: 41 hzAct:1100</text:p>
          </table:table-cell>
        </table:table-row>
        <table:table-row table:style-name="ro1">
          <table:table-cell office:value-type="string">
            <text:p>ii: 42 hzAct:1100</text:p>
          </table:table-cell>
        </table:table-row>
        <table:table-row table:style-name="ro1">
          <table:table-cell office:value-type="string">
            <text:p>ii: 43 hzAct:1100</text:p>
          </table:table-cell>
        </table:table-row>
        <table:table-row table:style-name="ro1">
          <table:table-cell office:value-type="string">
            <text:p>ii: 44 hzAct:1100</text:p>
          </table:table-cell>
        </table:table-row>
        <table:table-row table:style-name="ro1">
          <table:table-cell office:value-type="string">
            <text:p>ii: 45 hzAct:1100</text:p>
          </table:table-cell>
        </table:table-row>
        <table:table-row table:style-name="ro1">
          <table:table-cell office:value-type="string">
            <text:p>ii: 46 hzAct:1100</text:p>
          </table:table-cell>
        </table:table-row>
        <table:table-row table:style-name="ro1">
          <table:table-cell office:value-type="string">
            <text:p>ii: 47 hzAct:1100</text:p>
          </table:table-cell>
        </table:table-row>
        <table:table-row table:style-name="ro1">
          <table:table-cell office:value-type="string">
            <text:p>ii: 48 hzAct:1100</text:p>
          </table:table-cell>
        </table:table-row>
        <table:table-row table:style-name="ro1">
          <table:table-cell office:value-type="string">
            <text:p>ii: 49 hzAct:1100</text:p>
          </table:table-cell>
        </table:table-row>
        <table:table-row table:style-name="ro1">
          <table:table-cell office:value-type="string">
            <text:p>ii: 50 hzAct:1100</text:p>
          </table:table-cell>
        </table:table-row>
        <table:table-row table:style-name="ro1">
          <table:table-cell office:value-type="string">
            <text:p>ii: 51 hzAct:1100</text:p>
          </table:table-cell>
        </table:table-row>
        <table:table-row table:style-name="ro1">
          <table:table-cell office:value-type="string">
            <text:p>ii: 52 hzAct:1100</text:p>
          </table:table-cell>
        </table:table-row>
        <table:table-row table:style-name="ro1">
          <table:table-cell office:value-type="string">
            <text:p>ii: 53 hzAct:1100</text:p>
          </table:table-cell>
        </table:table-row>
        <table:table-row table:style-name="ro1">
          <table:table-cell office:value-type="string">
            <text:p>ii: 54 hzAct:1100</text:p>
          </table:table-cell>
        </table:table-row>
        <table:table-row table:style-name="ro1">
          <table:table-cell office:value-type="string">
            <text:p>ii: 55 hzAct:1100</text:p>
          </table:table-cell>
        </table:table-row>
        <table:table-row table:style-name="ro1">
          <table:table-cell office:value-type="string">
            <text:p>ii: 56 hzAct:1100</text:p>
          </table:table-cell>
        </table:table-row>
        <table:table-row table:style-name="ro1">
          <table:table-cell office:value-type="string">
            <text:p>ii: 57 hzAct:1100</text:p>
          </table:table-cell>
        </table:table-row>
        <table:table-row table:style-name="ro1">
          <table:table-cell office:value-type="string">
            <text:p>ii: 58 hzAct:1100</text:p>
          </table:table-cell>
        </table:table-row>
        <table:table-row table:style-name="ro1">
          <table:table-cell office:value-type="string">
            <text:p>ii: 59 hzAct:1100</text:p>
          </table:table-cell>
        </table:table-row>
        <table:table-row table:style-name="ro1">
          <table:table-cell office:value-type="string">
            <text:p>ii: 60 hzAct:1100</text:p>
          </table:table-cell>
        </table:table-row>
        <table:table-row table:style-name="ro1">
          <table:table-cell office:value-type="string">
            <text:p>ii: 61 hzAct:1100</text:p>
          </table:table-cell>
        </table:table-row>
        <table:table-row table:style-name="ro1">
          <table:table-cell office:value-type="string">
            <text:p>ii: 62 hzAct:1100</text:p>
          </table:table-cell>
        </table:table-row>
        <table:table-row table:style-name="ro1">
          <table:table-cell office:value-type="string">
            <text:p>ii: 63 hzAct:1100</text:p>
          </table:table-cell>
        </table:table-row>
        <table:table-row table:style-name="ro1">
          <table:table-cell office:value-type="string">
            <text:p>ii: 64 hzAct:1100</text:p>
          </table:table-cell>
        </table:table-row>
        <table:table-row table:style-name="ro1">
          <table:table-cell office:value-type="string">
            <text:p>ii: 65 hzAct:1100</text:p>
          </table:table-cell>
        </table:table-row>
        <table:table-row table:style-name="ro1">
          <table:table-cell office:value-type="string">
            <text:p>ii: 66 hzAct:1100</text:p>
          </table:table-cell>
        </table:table-row>
        <table:table-row table:style-name="ro1">
          <table:table-cell office:value-type="string">
            <text:p>ii: 67 hzAct:1100</text:p>
          </table:table-cell>
        </table:table-row>
        <table:table-row table:style-name="ro1">
          <table:table-cell office:value-type="string">
            <text:p>ii: 68 hzAct:1100</text:p>
          </table:table-cell>
        </table:table-row>
        <table:table-row table:style-name="ro1">
          <table:table-cell office:value-type="string">
            <text:p>ii: 69 hzAct:1100</text:p>
          </table:table-cell>
        </table:table-row>
        <table:table-row table:style-name="ro1">
          <table:table-cell office:value-type="string">
            <text:p>ii: 70 hzAct:1100</text:p>
          </table:table-cell>
        </table:table-row>
        <table:table-row table:style-name="ro1">
          <table:table-cell office:value-type="string">
            <text:p>ii: 71 hzAct:1100</text:p>
          </table:table-cell>
        </table:table-row>
        <table:table-row table:style-name="ro1">
          <table:table-cell office:value-type="string">
            <text:p>ii: 72 hzAct:1100</text:p>
          </table:table-cell>
        </table:table-row>
        <table:table-row table:style-name="ro1">
          <table:table-cell office:value-type="string">
            <text:p>ii: 73 hzAct:1100</text:p>
          </table:table-cell>
        </table:table-row>
        <table:table-row table:style-name="ro1">
          <table:table-cell office:value-type="string">
            <text:p>ii: 74 hzAct:1100</text:p>
          </table:table-cell>
        </table:table-row>
        <table:table-row table:style-name="ro1">
          <table:table-cell office:value-type="string">
            <text:p>ii: 75 hzAct:1100</text:p>
          </table:table-cell>
        </table:table-row>
        <table:table-row table:style-name="ro1">
          <table:table-cell office:value-type="string">
            <text:p>ii: 76 hzAct:1100</text:p>
          </table:table-cell>
        </table:table-row>
        <table:table-row table:style-name="ro1">
          <table:table-cell office:value-type="string">
            <text:p>ii: 77 hzAct:1100</text:p>
          </table:table-cell>
        </table:table-row>
        <table:table-row table:style-name="ro1">
          <table:table-cell office:value-type="string">
            <text:p>ii: 78 hzAct:1100</text:p>
          </table:table-cell>
        </table:table-row>
        <table:table-row table:style-name="ro1">
          <table:table-cell office:value-type="string">
            <text:p>ii: 79 hzAct:1100</text:p>
          </table:table-cell>
        </table:table-row>
        <table:table-row table:style-name="ro1">
          <table:table-cell office:value-type="string">
            <text:p>ii: 80 hzAct:1100</text:p>
          </table:table-cell>
        </table:table-row>
        <table:table-row table:style-name="ro1">
          <table:table-cell office:value-type="string">
            <text:p>ii: 81 hzAct:1100</text:p>
          </table:table-cell>
        </table:table-row>
        <table:table-row table:style-name="ro1">
          <table:table-cell office:value-type="string">
            <text:p>ii: 82 hzAct:1100</text:p>
          </table:table-cell>
        </table:table-row>
        <table:table-row table:style-name="ro1">
          <table:table-cell office:value-type="string">
            <text:p>ii: 83 hzAct:1100</text:p>
          </table:table-cell>
        </table:table-row>
        <table:table-row table:style-name="ro1">
          <table:table-cell office:value-type="string">
            <text:p>ii: 84 hzAct:1100</text:p>
          </table:table-cell>
        </table:table-row>
        <table:table-row table:style-name="ro1">
          <table:table-cell office:value-type="string">
            <text:p>ii: 85 hzAct:1100</text:p>
          </table:table-cell>
        </table:table-row>
        <table:table-row table:style-name="ro1">
          <table:table-cell office:value-type="string">
            <text:p>ii: 86 hzAct:1100</text:p>
          </table:table-cell>
        </table:table-row>
        <table:table-row table:style-name="ro1">
          <table:table-cell office:value-type="string">
            <text:p>ii: 87 hzAct:1100</text:p>
          </table:table-cell>
        </table:table-row>
        <table:table-row table:style-name="ro1">
          <table:table-cell office:value-type="string">
            <text:p>ii: 88 hzAct:1100</text:p>
          </table:table-cell>
        </table:table-row>
        <table:table-row table:style-name="ro1">
          <table:table-cell office:value-type="string">
            <text:p>ii: 89 hzAct:1100</text:p>
          </table:table-cell>
        </table:table-row>
        <table:table-row table:style-name="ro1">
          <table:table-cell office:value-type="string">
            <text:p>ii: 90 hzAct:1100</text:p>
          </table:table-cell>
        </table:table-row>
        <table:table-row table:style-name="ro1">
          <table:table-cell office:value-type="string">
            <text:p>ii: 91 hzAct:1100</text:p>
          </table:table-cell>
        </table:table-row>
        <table:table-row table:style-name="ro1">
          <table:table-cell office:value-type="string">
            <text:p>ii: 92 hzAct:1100</text:p>
          </table:table-cell>
        </table:table-row>
        <table:table-row table:style-name="ro1">
          <table:table-cell office:value-type="string">
            <text:p>ii: 93 hzAct:1100</text:p>
          </table:table-cell>
        </table:table-row>
        <table:table-row table:style-name="ro1">
          <table:table-cell office:value-type="string">
            <text:p>ii: 94 hzAct:1100</text:p>
          </table:table-cell>
        </table:table-row>
        <table:table-row table:style-name="ro1">
          <table:table-cell office:value-type="string">
            <text:p>ii: 95 hzAct:1100</text:p>
          </table:table-cell>
        </table:table-row>
        <table:table-row table:style-name="ro1">
          <table:table-cell office:value-type="string">
            <text:p>ii: 96 hzAct:1100</text:p>
          </table:table-cell>
        </table:table-row>
        <table:table-row table:style-name="ro1">
          <table:table-cell office:value-type="string">
            <text:p>ii: 97 hzAct:1100</text:p>
          </table:table-cell>
        </table:table-row>
        <table:table-row table:style-name="ro1">
          <table:table-cell office:value-type="string">
            <text:p>ii: 98 hzAct:1100</text:p>
          </table:table-cell>
        </table:table-row>
        <table:table-row table:style-name="ro1">
          <table:table-cell office:value-type="string">
            <text:p>ii: 99 hzAct:1100</text:p>
          </table:table-cell>
        </table:table-row>
        <table:table-row table:style-name="ro1">
          <table:table-cell office:value-type="string">
            <text:p>ii: 100 hzAct:1100</text:p>
          </table:table-cell>
        </table:table-row>
        <table:table-row table:style-name="ro1">
          <table:table-cell office:value-type="string">
            <text:p>ii: 101 hzAct:1100</text:p>
          </table:table-cell>
        </table:table-row>
        <table:table-row table:style-name="ro1">
          <table:table-cell office:value-type="string">
            <text:p>ii: 102 hzAct:1100</text:p>
          </table:table-cell>
        </table:table-row>
        <table:table-row table:style-name="ro1">
          <table:table-cell office:value-type="string">
            <text:p>ii: 103 hzAct:1100</text:p>
          </table:table-cell>
        </table:table-row>
        <table:table-row table:style-name="ro1">
          <table:table-cell office:value-type="string">
            <text:p>ii: 104 hzAct:1100</text:p>
          </table:table-cell>
        </table:table-row>
        <table:table-row table:style-name="ro1">
          <table:table-cell office:value-type="string">
            <text:p>ii: 105 hzAct:1100</text:p>
          </table:table-cell>
        </table:table-row>
        <table:table-row table:style-name="ro1">
          <table:table-cell office:value-type="string">
            <text:p>ii: 106 hzAct:1100</text:p>
          </table:table-cell>
        </table:table-row>
        <table:table-row table:style-name="ro1">
          <table:table-cell office:value-type="string">
            <text:p>ii: 107 hzAct:1100</text:p>
          </table:table-cell>
        </table:table-row>
        <table:table-row table:style-name="ro1">
          <table:table-cell office:value-type="string">
            <text:p>ii: 108 hzAct:1100</text:p>
          </table:table-cell>
        </table:table-row>
        <table:table-row table:style-name="ro1">
          <table:table-cell office:value-type="string">
            <text:p>ii: 109 hzAct:1100</text:p>
          </table:table-cell>
        </table:table-row>
        <table:table-row table:style-name="ro1">
          <table:table-cell office:value-type="string">
            <text:p>ii: 110 hzAct:1100</text:p>
          </table:table-cell>
        </table:table-row>
        <table:table-row table:style-name="ro1">
          <table:table-cell office:value-type="string">
            <text:p>ii: 111 hzAct:1100</text:p>
          </table:table-cell>
        </table:table-row>
        <table:table-row table:style-name="ro1">
          <table:table-cell office:value-type="string">
            <text:p>ii: 112 hzAct:1100</text:p>
          </table:table-cell>
        </table:table-row>
        <table:table-row table:style-name="ro1">
          <table:table-cell office:value-type="string">
            <text:p>ii: 113 hzAct:1100</text:p>
          </table:table-cell>
        </table:table-row>
        <table:table-row table:style-name="ro1">
          <table:table-cell office:value-type="string">
            <text:p>ii: 114 hzAct:1100</text:p>
          </table:table-cell>
        </table:table-row>
        <table:table-row table:style-name="ro1">
          <table:table-cell office:value-type="string">
            <text:p>ii: 115 hzAct:1100</text:p>
          </table:table-cell>
        </table:table-row>
        <table:table-row table:style-name="ro1">
          <table:table-cell office:value-type="string">
            <text:p>ii: 116 hzAct:1100</text:p>
          </table:table-cell>
        </table:table-row>
        <table:table-row table:style-name="ro1">
          <table:table-cell office:value-type="string">
            <text:p>ii: 117 hzAct:1100</text:p>
          </table:table-cell>
        </table:table-row>
        <table:table-row table:style-name="ro1">
          <table:table-cell office:value-type="string">
            <text:p>ii: 118 hzAct:1100</text:p>
          </table:table-cell>
        </table:table-row>
        <table:table-row table:style-name="ro1">
          <table:table-cell office:value-type="string">
            <text:p>ii: 119 hzAct:1100</text:p>
          </table:table-cell>
        </table:table-row>
        <table:table-row table:style-name="ro1">
          <table:table-cell office:value-type="string">
            <text:p>ii: 120 hzAct:1100</text:p>
          </table:table-cell>
        </table:table-row>
        <table:table-row table:style-name="ro1">
          <table:table-cell office:value-type="string">
            <text:p>ii: 121 hzAct:1100</text:p>
          </table:table-cell>
        </table:table-row>
        <table:table-row table:style-name="ro1">
          <table:table-cell office:value-type="string">
            <text:p>ii: 122 hzAct:1100</text:p>
          </table:table-cell>
        </table:table-row>
        <table:table-row table:style-name="ro1">
          <table:table-cell office:value-type="string">
            <text:p>ii: 123 hzAct:1100</text:p>
          </table:table-cell>
        </table:table-row>
        <table:table-row table:style-name="ro1">
          <table:table-cell office:value-type="string">
            <text:p>ii: 124 hzAct:1100</text:p>
          </table:table-cell>
        </table:table-row>
        <table:table-row table:style-name="ro1">
          <table:table-cell office:value-type="string">
            <text:p>ii: 125 hzAct:1100</text:p>
          </table:table-cell>
        </table:table-row>
        <table:table-row table:style-name="ro1">
          <table:table-cell office:value-type="string">
            <text:p>ii: 126 hzAct:1100</text:p>
          </table:table-cell>
        </table:table-row>
        <table:table-row table:style-name="ro1">
          <table:table-cell office:value-type="string">
            <text:p>ii: 127 hzAct:1100</text:p>
          </table:table-cell>
        </table:table-row>
        <table:table-row table:style-name="ro1">
          <table:table-cell office:value-type="string">
            <text:p>ii: 128 hzAct:1100</text:p>
          </table:table-cell>
        </table:table-row>
        <table:table-row table:style-name="ro1">
          <table:table-cell office:value-type="string">
            <text:p>ii: 129 hzAct:1100</text:p>
          </table:table-cell>
        </table:table-row>
        <table:table-row table:style-name="ro1">
          <table:table-cell office:value-type="string">
            <text:p>ii: 130 hzAct:1100</text:p>
          </table:table-cell>
        </table:table-row>
        <table:table-row table:style-name="ro1">
          <table:table-cell office:value-type="string">
            <text:p>ii: 131 hzAct:1100</text:p>
          </table:table-cell>
        </table:table-row>
        <table:table-row table:style-name="ro1">
          <table:table-cell office:value-type="string">
            <text:p>ii: 132 hzAct:1100</text:p>
          </table:table-cell>
        </table:table-row>
        <table:table-row table:style-name="ro1">
          <table:table-cell office:value-type="string">
            <text:p>ii: 133 hzAct:1100</text:p>
          </table:table-cell>
        </table:table-row>
        <table:table-row table:style-name="ro1">
          <table:table-cell office:value-type="string">
            <text:p>ii: 134 hzAct:1100</text:p>
          </table:table-cell>
        </table:table-row>
        <table:table-row table:style-name="ro1">
          <table:table-cell office:value-type="string">
            <text:p>ii: 135 hzAct:1100</text:p>
          </table:table-cell>
        </table:table-row>
        <table:table-row table:style-name="ro1">
          <table:table-cell office:value-type="string">
            <text:p>ii: 136 hzAct:1100</text:p>
          </table:table-cell>
        </table:table-row>
        <table:table-row table:style-name="ro1">
          <table:table-cell office:value-type="string">
            <text:p>ii: 137 hzAct:1100</text:p>
          </table:table-cell>
        </table:table-row>
        <table:table-row table:style-name="ro1">
          <table:table-cell office:value-type="string">
            <text:p>ii: 138 hzAct:1100</text:p>
          </table:table-cell>
        </table:table-row>
        <table:table-row table:style-name="ro1">
          <table:table-cell office:value-type="string">
            <text:p>ii: 139 hzAct:1100</text:p>
          </table:table-cell>
        </table:table-row>
        <table:table-row table:style-name="ro1">
          <table:table-cell office:value-type="string">
            <text:p>ii: 140 hzAct:1100</text:p>
          </table:table-cell>
        </table:table-row>
        <table:table-row table:style-name="ro1">
          <table:table-cell office:value-type="string">
            <text:p>ii: 141 hzAct:1100</text:p>
          </table:table-cell>
        </table:table-row>
        <table:table-row table:style-name="ro1">
          <table:table-cell office:value-type="string">
            <text:p>ii: 142 hzAct:1100</text:p>
          </table:table-cell>
        </table:table-row>
        <table:table-row table:style-name="ro1">
          <table:table-cell office:value-type="string">
            <text:p>ii: 143 hzAct:1100</text:p>
          </table:table-cell>
        </table:table-row>
        <table:table-row table:style-name="ro1">
          <table:table-cell office:value-type="string">
            <text:p>ii: 144 hzAct:1100</text:p>
          </table:table-cell>
        </table:table-row>
        <table:table-row table:style-name="ro1">
          <table:table-cell office:value-type="string">
            <text:p>ii: 145 hzAct:1100</text:p>
          </table:table-cell>
        </table:table-row>
        <table:table-row table:style-name="ro1">
          <table:table-cell office:value-type="string">
            <text:p>ii: 146 hzAct:1100</text:p>
          </table:table-cell>
        </table:table-row>
        <table:table-row table:style-name="ro1">
          <table:table-cell office:value-type="string">
            <text:p>ii: 147 hzAct:1100</text:p>
          </table:table-cell>
        </table:table-row>
        <table:table-row table:style-name="ro1">
          <table:table-cell office:value-type="string">
            <text:p>ii: 148 hzAct:1100</text:p>
          </table:table-cell>
        </table:table-row>
        <table:table-row table:style-name="ro1">
          <table:table-cell office:value-type="string">
            <text:p>ii: 149 hzAct:1100</text:p>
          </table:table-cell>
        </table:table-row>
        <table:table-row table:style-name="ro1">
          <table:table-cell office:value-type="string">
            <text:p>ii: 150 hzAct:1100</text:p>
          </table:table-cell>
        </table:table-row>
        <table:table-row table:style-name="ro1">
          <table:table-cell office:value-type="string">
            <text:p>ii: 151 hzAct:1100</text:p>
          </table:table-cell>
        </table:table-row>
        <table:table-row table:style-name="ro1">
          <table:table-cell office:value-type="string">
            <text:p>ii: 152 hzAct:1100</text:p>
          </table:table-cell>
        </table:table-row>
        <table:table-row table:style-name="ro1">
          <table:table-cell office:value-type="string">
            <text:p>ii: 153 hzAct:1100</text:p>
          </table:table-cell>
        </table:table-row>
        <table:table-row table:style-name="ro1">
          <table:table-cell office:value-type="string">
            <text:p>ii: 154 hzAct:1100</text:p>
          </table:table-cell>
        </table:table-row>
        <table:table-row table:style-name="ro1">
          <table:table-cell office:value-type="string">
            <text:p>ii: 155 hzAct:1100</text:p>
          </table:table-cell>
        </table:table-row>
        <table:table-row table:style-name="ro1">
          <table:table-cell office:value-type="string">
            <text:p>ii: 156 hzAct:1100</text:p>
          </table:table-cell>
        </table:table-row>
        <table:table-row table:style-name="ro1">
          <table:table-cell office:value-type="string">
            <text:p>ii: 157 hzAct:1100</text:p>
          </table:table-cell>
        </table:table-row>
        <table:table-row table:style-name="ro1">
          <table:table-cell office:value-type="string">
            <text:p>ii: 158 hzAct:1100</text:p>
          </table:table-cell>
        </table:table-row>
        <table:table-row table:style-name="ro1">
          <table:table-cell office:value-type="string">
            <text:p>ii: 159 hzAct:1100</text:p>
          </table:table-cell>
        </table:table-row>
        <table:table-row table:style-name="ro1">
          <table:table-cell office:value-type="string">
            <text:p>ii: 160 hzAct:1100</text:p>
          </table:table-cell>
        </table:table-row>
        <table:table-row table:style-name="ro1">
          <table:table-cell office:value-type="string">
            <text:p>ii: 161 hzAct:1100</text:p>
          </table:table-cell>
        </table:table-row>
        <table:table-row table:style-name="ro1">
          <table:table-cell office:value-type="string">
            <text:p>ii: 162 hzAct:1100</text:p>
          </table:table-cell>
        </table:table-row>
        <table:table-row table:style-name="ro1">
          <table:table-cell office:value-type="string">
            <text:p>ii: 163 hzAct:1100</text:p>
          </table:table-cell>
        </table:table-row>
        <table:table-row table:style-name="ro1">
          <table:table-cell office:value-type="string">
            <text:p>ii: 164 hzAct:1100</text:p>
          </table:table-cell>
        </table:table-row>
        <table:table-row table:style-name="ro1">
          <table:table-cell office:value-type="string">
            <text:p>ii: 165 hzAct:1100</text:p>
          </table:table-cell>
        </table:table-row>
        <table:table-row table:style-name="ro1">
          <table:table-cell office:value-type="string">
            <text:p>ii: 166 hzAct:1100</text:p>
          </table:table-cell>
        </table:table-row>
        <table:table-row table:style-name="ro1">
          <table:table-cell office:value-type="string">
            <text:p>ii: 167 hzAct:1100</text:p>
          </table:table-cell>
        </table:table-row>
        <table:table-row table:style-name="ro1">
          <table:table-cell office:value-type="string">
            <text:p>ii: 168 hzAct:1100</text:p>
          </table:table-cell>
        </table:table-row>
        <table:table-row table:style-name="ro1">
          <table:table-cell office:value-type="string">
            <text:p>ii: 169 hzAct:1100</text:p>
          </table:table-cell>
        </table:table-row>
        <table:table-row table:style-name="ro1">
          <table:table-cell office:value-type="string">
            <text:p>ii: 170 hzAct:1100</text:p>
          </table:table-cell>
        </table:table-row>
        <table:table-row table:style-name="ro1">
          <table:table-cell office:value-type="string">
            <text:p>ii: 171 hzAct:1100</text:p>
          </table:table-cell>
        </table:table-row>
        <table:table-row table:style-name="ro1">
          <table:table-cell office:value-type="string">
            <text:p>ii: 172 hzAct:1100</text:p>
          </table:table-cell>
        </table:table-row>
        <table:table-row table:style-name="ro1">
          <table:table-cell office:value-type="string">
            <text:p>ii: 173 hzAct:1100</text:p>
          </table:table-cell>
        </table:table-row>
        <table:table-row table:style-name="ro1">
          <table:table-cell office:value-type="string">
            <text:p>ii: 174 hzAct:1100</text:p>
          </table:table-cell>
        </table:table-row>
        <table:table-row table:style-name="ro1">
          <table:table-cell office:value-type="string">
            <text:p>ii: 175 hzAct:1100</text:p>
          </table:table-cell>
        </table:table-row>
        <table:table-row table:style-name="ro1">
          <table:table-cell office:value-type="string">
            <text:p>ii: 176 hzAct:1100</text:p>
          </table:table-cell>
        </table:table-row>
        <table:table-row table:style-name="ro1">
          <table:table-cell office:value-type="string">
            <text:p>ii: 177 hzAct:1100</text:p>
          </table:table-cell>
        </table:table-row>
        <table:table-row table:style-name="ro1">
          <table:table-cell office:value-type="string">
            <text:p>ii: 178 hzAct:1100</text:p>
          </table:table-cell>
        </table:table-row>
        <table:table-row table:style-name="ro1">
          <table:table-cell office:value-type="string">
            <text:p>ii: 179 hzAct:1100</text:p>
          </table:table-cell>
        </table:table-row>
        <table:table-row table:style-name="ro1">
          <table:table-cell office:value-type="string">
            <text:p>ii: 180 hzAct:1100</text:p>
          </table:table-cell>
        </table:table-row>
        <table:table-row table:style-name="ro1">
          <table:table-cell office:value-type="string">
            <text:p>ii: 181 hzAct:1100</text:p>
          </table:table-cell>
        </table:table-row>
        <table:table-row table:style-name="ro1">
          <table:table-cell office:value-type="string">
            <text:p>ii: 182 hzAct:1100</text:p>
          </table:table-cell>
        </table:table-row>
        <table:table-row table:style-name="ro1">
          <table:table-cell office:value-type="string">
            <text:p>ii: 183 hzAct:1100</text:p>
          </table:table-cell>
        </table:table-row>
        <table:table-row table:style-name="ro1">
          <table:table-cell office:value-type="string">
            <text:p>ii: 184 hzAct:1100</text:p>
          </table:table-cell>
        </table:table-row>
        <table:table-row table:style-name="ro1">
          <table:table-cell office:value-type="string">
            <text:p>ii: 185 hzAct:1100</text:p>
          </table:table-cell>
        </table:table-row>
        <table:table-row table:style-name="ro1">
          <table:table-cell office:value-type="string">
            <text:p>ii: 186 hzAct:1100</text:p>
          </table:table-cell>
        </table:table-row>
        <table:table-row table:style-name="ro1">
          <table:table-cell office:value-type="string">
            <text:p>ii: 187 hzAct:1100</text:p>
          </table:table-cell>
        </table:table-row>
        <table:table-row table:style-name="ro1">
          <table:table-cell office:value-type="string">
            <text:p>ii: 188 hzAct:1100</text:p>
          </table:table-cell>
        </table:table-row>
        <table:table-row table:style-name="ro1">
          <table:table-cell office:value-type="string">
            <text:p>ii: 189 hzAct:1100</text:p>
          </table:table-cell>
        </table:table-row>
        <table:table-row table:style-name="ro1">
          <table:table-cell office:value-type="string">
            <text:p>ii: 190 hzAct:1100</text:p>
          </table:table-cell>
        </table:table-row>
        <table:table-row table:style-name="ro1">
          <table:table-cell office:value-type="string">
            <text:p>ii: 191 hzAct:1100</text:p>
          </table:table-cell>
        </table:table-row>
        <table:table-row table:style-name="ro1">
          <table:table-cell office:value-type="string">
            <text:p>ii: 192 hzAct:1100</text:p>
          </table:table-cell>
        </table:table-row>
        <table:table-row table:style-name="ro1">
          <table:table-cell office:value-type="string">
            <text:p>ii: 193 hzAct:1100</text:p>
          </table:table-cell>
        </table:table-row>
        <table:table-row table:style-name="ro1">
          <table:table-cell office:value-type="string">
            <text:p>ii: 194 hzAct:1100</text:p>
          </table:table-cell>
        </table:table-row>
        <table:table-row table:style-name="ro1">
          <table:table-cell office:value-type="string">
            <text:p>ii: 195 hzAct:1100</text:p>
          </table:table-cell>
        </table:table-row>
        <table:table-row table:style-name="ro1">
          <table:table-cell office:value-type="string">
            <text:p>ii: 196 hzAct:1100</text:p>
          </table:table-cell>
        </table:table-row>
        <table:table-row table:style-name="ro1">
          <table:table-cell office:value-type="string">
            <text:p>ii: 197 hzAct:1100</text:p>
          </table:table-cell>
        </table:table-row>
        <table:table-row table:style-name="ro1">
          <table:table-cell office:value-type="string">
            <text:p>ii: 198 hzAct:1100</text:p>
          </table:table-cell>
        </table:table-row>
        <table:table-row table:style-name="ro1">
          <table:table-cell office:value-type="string">
            <text:p>ii: 199 hzAct:1100</text:p>
          </table:table-cell>
        </table:table-row>
        <table:table-row table:style-name="ro1">
          <table:table-cell office:value-type="string">
            <text:p>ii: 200 hzAct:1100</text:p>
          </table:table-cell>
        </table:table-row>
        <table:table-row table:style-name="ro1">
          <table:table-cell office:value-type="string">
            <text:p>ii: 201 hzAct:1100</text:p>
          </table:table-cell>
        </table:table-row>
        <table:table-row table:style-name="ro1">
          <table:table-cell office:value-type="string">
            <text:p>ii: 202 hzAct:1100</text:p>
          </table:table-cell>
        </table:table-row>
        <table:table-row table:style-name="ro1">
          <table:table-cell office:value-type="string">
            <text:p>ii: 203 hzAct:1100</text:p>
          </table:table-cell>
        </table:table-row>
        <table:table-row table:style-name="ro1">
          <table:table-cell office:value-type="string">
            <text:p>ii: 204 hzAct:1100</text:p>
          </table:table-cell>
        </table:table-row>
        <table:table-row table:style-name="ro1">
          <table:table-cell office:value-type="string">
            <text:p>ii: 205 hzAct:1100</text:p>
          </table:table-cell>
        </table:table-row>
        <table:table-row table:style-name="ro1">
          <table:table-cell office:value-type="string">
            <text:p>ii: 206 hzAct:1100</text:p>
          </table:table-cell>
        </table:table-row>
        <table:table-row table:style-name="ro1">
          <table:table-cell office:value-type="string">
            <text:p>ii: 207 hzAct:1100</text:p>
          </table:table-cell>
        </table:table-row>
        <table:table-row table:style-name="ro1">
          <table:table-cell office:value-type="string">
            <text:p>ii: 208 hzAct:1100</text:p>
          </table:table-cell>
        </table:table-row>
        <table:table-row table:style-name="ro1">
          <table:table-cell office:value-type="string">
            <text:p>ii: 209 hzAct:1100</text:p>
          </table:table-cell>
        </table:table-row>
        <table:table-row table:style-name="ro1">
          <table:table-cell office:value-type="string">
            <text:p>ii: 210 hzAct:1100</text:p>
          </table:table-cell>
        </table:table-row>
        <table:table-row table:style-name="ro1">
          <table:table-cell office:value-type="string">
            <text:p>ii: 211 hzAct:1100</text:p>
          </table:table-cell>
        </table:table-row>
        <table:table-row table:style-name="ro1">
          <table:table-cell office:value-type="string">
            <text:p>ii: 212 hzAct:1100</text:p>
          </table:table-cell>
        </table:table-row>
        <table:table-row table:style-name="ro1">
          <table:table-cell office:value-type="string">
            <text:p>ii: 213 hzAct:1100</text:p>
          </table:table-cell>
        </table:table-row>
        <table:table-row table:style-name="ro1">
          <table:table-cell office:value-type="string">
            <text:p>ii: 214 hzAct:1100</text:p>
          </table:table-cell>
        </table:table-row>
        <table:table-row table:style-name="ro1">
          <table:table-cell office:value-type="string">
            <text:p>ii: 215 hzAct:1100</text:p>
          </table:table-cell>
        </table:table-row>
        <table:table-row table:style-name="ro1">
          <table:table-cell office:value-type="string">
            <text:p>ii: 216 hzAct:1100</text:p>
          </table:table-cell>
        </table:table-row>
        <table:table-row table:style-name="ro1">
          <table:table-cell office:value-type="string">
            <text:p>ii: 217 hzAct:1100</text:p>
          </table:table-cell>
        </table:table-row>
        <table:table-row table:style-name="ro1">
          <table:table-cell office:value-type="string">
            <text:p>ii: 218 hzAct:1100</text:p>
          </table:table-cell>
        </table:table-row>
        <table:table-row table:style-name="ro1">
          <table:table-cell office:value-type="string">
            <text:p>ii: 219 hzAct:1100</text:p>
          </table:table-cell>
        </table:table-row>
        <table:table-row table:style-name="ro1">
          <table:table-cell office:value-type="string">
            <text:p>ii: 220 hzAct:1100</text:p>
          </table:table-cell>
        </table:table-row>
        <table:table-row table:style-name="ro1">
          <table:table-cell office:value-type="string">
            <text:p>ii: 221 hzAct:1100</text:p>
          </table:table-cell>
        </table:table-row>
        <table:table-row table:style-name="ro1">
          <table:table-cell office:value-type="string">
            <text:p>ii: 222 hzAct:1100</text:p>
          </table:table-cell>
        </table:table-row>
        <table:table-row table:style-name="ro1">
          <table:table-cell office:value-type="string">
            <text:p>ii: 223 hzAct:1100</text:p>
          </table:table-cell>
        </table:table-row>
        <table:table-row table:style-name="ro1">
          <table:table-cell office:value-type="string">
            <text:p>ii: 224 hzAct:1100</text:p>
          </table:table-cell>
        </table:table-row>
        <table:table-row table:style-name="ro1">
          <table:table-cell office:value-type="string">
            <text:p>ii: 225 hzAct:1100</text:p>
          </table:table-cell>
        </table:table-row>
        <table:table-row table:style-name="ro1">
          <table:table-cell office:value-type="string">
            <text:p>ii: 226 hzAct:1100</text:p>
          </table:table-cell>
        </table:table-row>
        <table:table-row table:style-name="ro1">
          <table:table-cell office:value-type="string">
            <text:p>ii: 227 hzAct:1100</text:p>
          </table:table-cell>
        </table:table-row>
        <table:table-row table:style-name="ro1">
          <table:table-cell office:value-type="string">
            <text:p>ii: 228 hzAct:1100</text:p>
          </table:table-cell>
        </table:table-row>
        <table:table-row table:style-name="ro1">
          <table:table-cell office:value-type="string">
            <text:p>ii: 229 hzAct:1100</text:p>
          </table:table-cell>
        </table:table-row>
        <table:table-row table:style-name="ro1">
          <table:table-cell office:value-type="string">
            <text:p>ii: 230 hzAct:1100</text:p>
          </table:table-cell>
        </table:table-row>
        <table:table-row table:style-name="ro1">
          <table:table-cell office:value-type="string">
            <text:p>ii: 231 hzAct:1100</text:p>
          </table:table-cell>
        </table:table-row>
        <table:table-row table:style-name="ro1">
          <table:table-cell office:value-type="string">
            <text:p>ii: 232 hzAct:1100</text:p>
          </table:table-cell>
        </table:table-row>
        <table:table-row table:style-name="ro1">
          <table:table-cell office:value-type="string">
            <text:p>ii: 233 hzAct:1100</text:p>
          </table:table-cell>
        </table:table-row>
        <table:table-row table:style-name="ro1">
          <table:table-cell office:value-type="string">
            <text:p>ii: 234 hzAct:1100</text:p>
          </table:table-cell>
        </table:table-row>
        <table:table-row table:style-name="ro1">
          <table:table-cell office:value-type="string">
            <text:p>ii: 235 hzAct:1100</text:p>
          </table:table-cell>
        </table:table-row>
        <table:table-row table:style-name="ro1">
          <table:table-cell office:value-type="string">
            <text:p>ii: 236 hzAct:1100</text:p>
          </table:table-cell>
        </table:table-row>
        <table:table-row table:style-name="ro1">
          <table:table-cell office:value-type="string">
            <text:p>ii: 237 hzAct:1100</text:p>
          </table:table-cell>
        </table:table-row>
        <table:table-row table:style-name="ro1">
          <table:table-cell office:value-type="string">
            <text:p>ii: 238 hzAct:1100</text:p>
          </table:table-cell>
        </table:table-row>
        <table:table-row table:style-name="ro1">
          <table:table-cell office:value-type="string">
            <text:p>ii: 239 hzAct:1100</text:p>
          </table:table-cell>
        </table:table-row>
        <table:table-row table:style-name="ro1">
          <table:table-cell office:value-type="string">
            <text:p>ii: 240 hzAct:1100</text:p>
          </table:table-cell>
        </table:table-row>
        <table:table-row table:style-name="ro1">
          <table:table-cell office:value-type="string">
            <text:p>ii: 241 hzAct:1100</text:p>
          </table:table-cell>
        </table:table-row>
        <table:table-row table:style-name="ro1">
          <table:table-cell office:value-type="string">
            <text:p>ii: 242 hzAct:1100</text:p>
          </table:table-cell>
        </table:table-row>
        <table:table-row table:style-name="ro1">
          <table:table-cell office:value-type="string">
            <text:p>ii: 243 hzAct:1100</text:p>
          </table:table-cell>
        </table:table-row>
        <table:table-row table:style-name="ro1">
          <table:table-cell office:value-type="string">
            <text:p>ii: 244 hzAct:1100</text:p>
          </table:table-cell>
        </table:table-row>
        <table:table-row table:style-name="ro1">
          <table:table-cell office:value-type="string">
            <text:p>ii: 245 hzAct:1100</text:p>
          </table:table-cell>
        </table:table-row>
        <table:table-row table:style-name="ro1">
          <table:table-cell office:value-type="string">
            <text:p>ii: 246 hzAct:1100</text:p>
          </table:table-cell>
        </table:table-row>
        <table:table-row table:style-name="ro1">
          <table:table-cell office:value-type="string">
            <text:p>ii: 247 hzAct:1100</text:p>
          </table:table-cell>
        </table:table-row>
        <table:table-row table:style-name="ro1">
          <table:table-cell office:value-type="string">
            <text:p>ii: 248 hzAct:1100</text:p>
          </table:table-cell>
        </table:table-row>
        <table:table-row table:style-name="ro1">
          <table:table-cell office:value-type="string">
            <text:p>ii: 249 hzAct:1100</text:p>
          </table:table-cell>
        </table:table-row>
        <table:table-row table:style-name="ro1">
          <table:table-cell office:value-type="string">
            <text:p>ii: 250 hzAct:1100</text:p>
          </table:table-cell>
        </table:table-row>
        <table:table-row table:style-name="ro1">
          <table:table-cell office:value-type="string">
            <text:p>ii: 251 hzAct:1100</text:p>
          </table:table-cell>
        </table:table-row>
        <table:table-row table:style-name="ro1">
          <table:table-cell office:value-type="string">
            <text:p>ii: 252 hzAct:1100</text:p>
          </table:table-cell>
        </table:table-row>
        <table:table-row table:style-name="ro1">
          <table:table-cell office:value-type="string">
            <text:p>ii: 253 hzAct:1100</text:p>
          </table:table-cell>
        </table:table-row>
        <table:table-row table:style-name="ro1">
          <table:table-cell office:value-type="string">
            <text:p>ii: 254 hzAct:1100</text:p>
          </table:table-cell>
        </table:table-row>
        <table:table-row table:style-name="ro1">
          <table:table-cell office:value-type="string">
            <text:p>ii: 255 hzAct:1100</text:p>
          </table:table-cell>
        </table:table-row>
        <table:table-row table:style-name="ro1">
          <table:table-cell office:value-type="string">
            <text:p>ii: 256 hzAct:1100</text:p>
          </table:table-cell>
        </table:table-row>
        <table:table-row table:style-name="ro1">
          <table:table-cell office:value-type="string">
            <text:p>ii: 257 hzAct:1100</text:p>
          </table:table-cell>
        </table:table-row>
        <table:table-row table:style-name="ro1">
          <table:table-cell office:value-type="string">
            <text:p>ii: 258 hzAct:1100</text:p>
          </table:table-cell>
        </table:table-row>
        <table:table-row table:style-name="ro1">
          <table:table-cell office:value-type="string">
            <text:p>ii: 259 hzAct:1100</text:p>
          </table:table-cell>
        </table:table-row>
        <table:table-row table:style-name="ro1">
          <table:table-cell office:value-type="string">
            <text:p>ii: 260 hzAct:1100</text:p>
          </table:table-cell>
        </table:table-row>
        <table:table-row table:style-name="ro1">
          <table:table-cell office:value-type="string">
            <text:p>ii: 261 hzAct:1100</text:p>
          </table:table-cell>
        </table:table-row>
        <table:table-row table:style-name="ro1">
          <table:table-cell office:value-type="string">
            <text:p>ii: 262 hzAct:1100</text:p>
          </table:table-cell>
        </table:table-row>
        <table:table-row table:style-name="ro1">
          <table:table-cell office:value-type="string">
            <text:p>ii: 263 hzAct:1100</text:p>
          </table:table-cell>
        </table:table-row>
        <table:table-row table:style-name="ro1">
          <table:table-cell office:value-type="string">
            <text:p>ii: 264 hzAct:1100</text:p>
          </table:table-cell>
        </table:table-row>
        <table:table-row table:style-name="ro1">
          <table:table-cell office:value-type="string">
            <text:p>ii: 265 hzAct:1100</text:p>
          </table:table-cell>
        </table:table-row>
        <table:table-row table:style-name="ro1">
          <table:table-cell office:value-type="string">
            <text:p>ii: 266 hzAct:1100</text:p>
          </table:table-cell>
        </table:table-row>
        <table:table-row table:style-name="ro1">
          <table:table-cell office:value-type="string">
            <text:p>ii: 267 hzAct:1100</text:p>
          </table:table-cell>
        </table:table-row>
        <table:table-row table:style-name="ro1">
          <table:table-cell office:value-type="string">
            <text:p>ii: 268 hzAct:1100</text:p>
          </table:table-cell>
        </table:table-row>
        <table:table-row table:style-name="ro1">
          <table:table-cell office:value-type="string">
            <text:p>ii: 269 hzAct:1100</text:p>
          </table:table-cell>
        </table:table-row>
        <table:table-row table:style-name="ro1">
          <table:table-cell office:value-type="string">
            <text:p>ii: 270 hzAct:1100</text:p>
          </table:table-cell>
        </table:table-row>
        <table:table-row table:style-name="ro1">
          <table:table-cell office:value-type="string">
            <text:p>ii: 271 hzAct:1100</text:p>
          </table:table-cell>
        </table:table-row>
        <table:table-row table:style-name="ro1">
          <table:table-cell office:value-type="string">
            <text:p>ii: 272 hzAct:1100</text:p>
          </table:table-cell>
        </table:table-row>
        <table:table-row table:style-name="ro1">
          <table:table-cell office:value-type="string">
            <text:p>ii: 273 hzAct:1100</text:p>
          </table:table-cell>
        </table:table-row>
        <table:table-row table:style-name="ro1">
          <table:table-cell office:value-type="string">
            <text:p>ii: 274 hzAct:1100</text:p>
          </table:table-cell>
        </table:table-row>
        <table:table-row table:style-name="ro1">
          <table:table-cell office:value-type="string">
            <text:p>ii: 275 hzAct:1100</text:p>
          </table:table-cell>
        </table:table-row>
        <table:table-row table:style-name="ro1">
          <table:table-cell office:value-type="string">
            <text:p>ii: 276 hzAct:1100</text:p>
          </table:table-cell>
        </table:table-row>
        <table:table-row table:style-name="ro1">
          <table:table-cell office:value-type="string">
            <text:p>ii: 277 hzAct:1100</text:p>
          </table:table-cell>
        </table:table-row>
        <table:table-row table:style-name="ro1">
          <table:table-cell office:value-type="string">
            <text:p>ii: 278 hzAct:1100</text:p>
          </table:table-cell>
        </table:table-row>
        <table:table-row table:style-name="ro1">
          <table:table-cell office:value-type="string">
            <text:p>ii: 279 hzAct:1100</text:p>
          </table:table-cell>
        </table:table-row>
        <table:table-row table:style-name="ro1">
          <table:table-cell office:value-type="string">
            <text:p>ii: 280 hzAct:1100</text:p>
          </table:table-cell>
        </table:table-row>
        <table:table-row table:style-name="ro1">
          <table:table-cell office:value-type="string">
            <text:p>ii: 281 hzAct:1100</text:p>
          </table:table-cell>
        </table:table-row>
        <table:table-row table:style-name="ro1">
          <table:table-cell office:value-type="string">
            <text:p>ii: 282 hzAct:1100</text:p>
          </table:table-cell>
        </table:table-row>
        <table:table-row table:style-name="ro1">
          <table:table-cell office:value-type="string">
            <text:p>ii: 283 hzAct:1100</text:p>
          </table:table-cell>
        </table:table-row>
        <table:table-row table:style-name="ro1">
          <table:table-cell office:value-type="string">
            <text:p>ii: 284 hzAct:1100</text:p>
          </table:table-cell>
        </table:table-row>
        <table:table-row table:style-name="ro1">
          <table:table-cell office:value-type="string">
            <text:p>ii: 285 hzAct:1100</text:p>
          </table:table-cell>
        </table:table-row>
        <table:table-row table:style-name="ro1">
          <table:table-cell office:value-type="string">
            <text:p>ii: 286 hzAct:1100</text:p>
          </table:table-cell>
        </table:table-row>
        <table:table-row table:style-name="ro1">
          <table:table-cell office:value-type="string">
            <text:p>ii: 287 hzAct:1100</text:p>
          </table:table-cell>
        </table:table-row>
        <table:table-row table:style-name="ro1">
          <table:table-cell office:value-type="string">
            <text:p>ii: 288 hzAct:1100</text:p>
          </table:table-cell>
        </table:table-row>
        <table:table-row table:style-name="ro1">
          <table:table-cell office:value-type="string">
            <text:p>ii: 289 hzAct:1100</text:p>
          </table:table-cell>
        </table:table-row>
        <table:table-row table:style-name="ro1">
          <table:table-cell office:value-type="string">
            <text:p>ii: 290 hzAct:1100</text:p>
          </table:table-cell>
        </table:table-row>
        <table:table-row table:style-name="ro1">
          <table:table-cell office:value-type="string">
            <text:p>ii: 291 hzAct:1100</text:p>
          </table:table-cell>
        </table:table-row>
        <table:table-row table:style-name="ro1">
          <table:table-cell office:value-type="string">
            <text:p>ii: 292 hzAct:1100</text:p>
          </table:table-cell>
        </table:table-row>
        <table:table-row table:style-name="ro1">
          <table:table-cell office:value-type="string">
            <text:p>ii: 293 hzAct:1100</text:p>
          </table:table-cell>
        </table:table-row>
        <table:table-row table:style-name="ro1">
          <table:table-cell office:value-type="string">
            <text:p>ii: 294 hzAct:1100</text:p>
          </table:table-cell>
        </table:table-row>
        <table:table-row table:style-name="ro1">
          <table:table-cell office:value-type="string">
            <text:p>ii: 295 hzAct:1100</text:p>
          </table:table-cell>
        </table:table-row>
        <table:table-row table:style-name="ro1">
          <table:table-cell office:value-type="string">
            <text:p>ii: 296 hzAct:1100</text:p>
          </table:table-cell>
        </table:table-row>
        <table:table-row table:style-name="ro1">
          <table:table-cell office:value-type="string">
            <text:p>ii: 297 hzAct:1100</text:p>
          </table:table-cell>
        </table:table-row>
        <table:table-row table:style-name="ro1">
          <table:table-cell office:value-type="string">
            <text:p>ii: 298 hzAct:1100</text:p>
          </table:table-cell>
        </table:table-row>
        <table:table-row table:style-name="ro1">
          <table:table-cell office:value-type="string">
            <text:p>ii: 299 hzAct:1100</text:p>
          </table:table-cell>
        </table:table-row>
        <table:table-row table:style-name="ro1">
          <table:table-cell office:value-type="string">
            <text:p>ii: 300 hzAct:1100</text:p>
          </table:table-cell>
        </table:table-row>
        <table:table-row table:style-name="ro1">
          <table:table-cell office:value-type="string">
            <text:p>ii: 301 hzAct:1100</text:p>
          </table:table-cell>
        </table:table-row>
        <table:table-row table:style-name="ro1">
          <table:table-cell office:value-type="string">
            <text:p>ii: 302 hzAct:1100</text:p>
          </table:table-cell>
        </table:table-row>
        <table:table-row table:style-name="ro1">
          <table:table-cell office:value-type="string">
            <text:p>ii: 303 hzAct:1100</text:p>
          </table:table-cell>
        </table:table-row>
        <table:table-row table:style-name="ro1">
          <table:table-cell office:value-type="string">
            <text:p>ii: 304 hzAct:1100</text:p>
          </table:table-cell>
        </table:table-row>
        <table:table-row table:style-name="ro1">
          <table:table-cell office:value-type="string">
            <text:p>ii: 305 hzAct:1100</text:p>
          </table:table-cell>
        </table:table-row>
        <table:table-row table:style-name="ro1">
          <table:table-cell office:value-type="string">
            <text:p>ii: 306 hzAct:1100</text:p>
          </table:table-cell>
        </table:table-row>
        <table:table-row table:style-name="ro1">
          <table:table-cell office:value-type="string">
            <text:p>ii: 307 hzAct:1100</text:p>
          </table:table-cell>
        </table:table-row>
        <table:table-row table:style-name="ro1">
          <table:table-cell office:value-type="string">
            <text:p>ii: 308 hzAct:1100</text:p>
          </table:table-cell>
        </table:table-row>
        <table:table-row table:style-name="ro1">
          <table:table-cell office:value-type="string">
            <text:p>ii: 309 hzAct:1100</text:p>
          </table:table-cell>
        </table:table-row>
        <table:table-row table:style-name="ro1">
          <table:table-cell office:value-type="string">
            <text:p>ii: 310 hzAct:1100</text:p>
          </table:table-cell>
        </table:table-row>
        <table:table-row table:style-name="ro1">
          <table:table-cell office:value-type="string">
            <text:p>ii: 311 hzAct:1100</text:p>
          </table:table-cell>
        </table:table-row>
        <table:table-row table:style-name="ro1">
          <table:table-cell office:value-type="string">
            <text:p>ii: 312 hzAct:1100</text:p>
          </table:table-cell>
        </table:table-row>
        <table:table-row table:style-name="ro1">
          <table:table-cell office:value-type="string">
            <text:p>ii: 313 hzAct:1100</text:p>
          </table:table-cell>
        </table:table-row>
        <table:table-row table:style-name="ro1">
          <table:table-cell office:value-type="string">
            <text:p>ii: 314 hzAct:1100</text:p>
          </table:table-cell>
        </table:table-row>
        <table:table-row table:style-name="ro1">
          <table:table-cell office:value-type="string">
            <text:p>ii: 315 hzAct:1100</text:p>
          </table:table-cell>
        </table:table-row>
        <table:table-row table:style-name="ro1">
          <table:table-cell office:value-type="string">
            <text:p>ii: 316 hzAct:1100</text:p>
          </table:table-cell>
        </table:table-row>
        <table:table-row table:style-name="ro1">
          <table:table-cell office:value-type="string">
            <text:p>ii: 317 hzAct:1100</text:p>
          </table:table-cell>
        </table:table-row>
        <table:table-row table:style-name="ro1">
          <table:table-cell office:value-type="string">
            <text:p>ii: 318 hzAct:1100</text:p>
          </table:table-cell>
        </table:table-row>
        <table:table-row table:style-name="ro1">
          <table:table-cell office:value-type="string">
            <text:p>ii: 319 hzAct:1100</text:p>
          </table:table-cell>
        </table:table-row>
        <table:table-row table:style-name="ro1">
          <table:table-cell office:value-type="string">
            <text:p>ii: 320 hzAct:1100</text:p>
          </table:table-cell>
        </table:table-row>
        <table:table-row table:style-name="ro1">
          <table:table-cell office:value-type="string">
            <text:p>ii: 321 hzAct:1100</text:p>
          </table:table-cell>
        </table:table-row>
        <table:table-row table:style-name="ro1">
          <table:table-cell office:value-type="string">
            <text:p>ii: 322 hzAct:1100</text:p>
          </table:table-cell>
        </table:table-row>
        <table:table-row table:style-name="ro1">
          <table:table-cell office:value-type="string">
            <text:p>ii: 323 hzAct:1100</text:p>
          </table:table-cell>
        </table:table-row>
        <table:table-row table:style-name="ro1">
          <table:table-cell office:value-type="string">
            <text:p>ii: 324 hzAct:1100</text:p>
          </table:table-cell>
        </table:table-row>
        <table:table-row table:style-name="ro1">
          <table:table-cell office:value-type="string">
            <text:p>ii: 325 hzAct:1100</text:p>
          </table:table-cell>
        </table:table-row>
        <table:table-row table:style-name="ro1">
          <table:table-cell office:value-type="string">
            <text:p>ii: 326 hzAct:1100</text:p>
          </table:table-cell>
        </table:table-row>
        <table:table-row table:style-name="ro1">
          <table:table-cell office:value-type="string">
            <text:p>ii: 327 hzAct:1100</text:p>
          </table:table-cell>
        </table:table-row>
        <table:table-row table:style-name="ro1">
          <table:table-cell office:value-type="string">
            <text:p>ii: 328 hzAct:1100</text:p>
          </table:table-cell>
        </table:table-row>
        <table:table-row table:style-name="ro1">
          <table:table-cell office:value-type="string">
            <text:p>ii: 329 hzAct:1100</text:p>
          </table:table-cell>
        </table:table-row>
        <table:table-row table:style-name="ro1">
          <table:table-cell office:value-type="string">
            <text:p>ii: 330 hzAct:1100</text:p>
          </table:table-cell>
        </table:table-row>
        <table:table-row table:style-name="ro1">
          <table:table-cell office:value-type="string">
            <text:p>ii: 331 hzAct:1100</text:p>
          </table:table-cell>
        </table:table-row>
        <table:table-row table:style-name="ro1">
          <table:table-cell office:value-type="string">
            <text:p>ii: 332 hzAct:1100</text:p>
          </table:table-cell>
        </table:table-row>
        <table:table-row table:style-name="ro1">
          <table:table-cell office:value-type="string">
            <text:p>ii: 333 hzAct:1100</text:p>
          </table:table-cell>
        </table:table-row>
        <table:table-row table:style-name="ro1">
          <table:table-cell office:value-type="string">
            <text:p>ii: 334 hzAct:1100</text:p>
          </table:table-cell>
        </table:table-row>
        <table:table-row table:style-name="ro1">
          <table:table-cell office:value-type="string">
            <text:p>ii: 335 hzAct:1100</text:p>
          </table:table-cell>
        </table:table-row>
        <table:table-row table:style-name="ro1">
          <table:table-cell office:value-type="string">
            <text:p>ii: 336 hzAct:1100</text:p>
          </table:table-cell>
        </table:table-row>
        <table:table-row table:style-name="ro1">
          <table:table-cell office:value-type="string">
            <text:p>ii: 337 hzAct:1100</text:p>
          </table:table-cell>
        </table:table-row>
        <table:table-row table:style-name="ro1">
          <table:table-cell office:value-type="string">
            <text:p>ii: 338 hzAct:1100</text:p>
          </table:table-cell>
        </table:table-row>
        <table:table-row table:style-name="ro1">
          <table:table-cell office:value-type="string">
            <text:p>ii: 339 hzAct:1100</text:p>
          </table:table-cell>
        </table:table-row>
        <table:table-row table:style-name="ro1">
          <table:table-cell office:value-type="string">
            <text:p>ii: 340 hzAct:1100</text:p>
          </table:table-cell>
        </table:table-row>
        <table:table-row table:style-name="ro1">
          <table:table-cell office:value-type="string">
            <text:p>ii: 341 hzAct:1100</text:p>
          </table:table-cell>
        </table:table-row>
        <table:table-row table:style-name="ro1">
          <table:table-cell office:value-type="string">
            <text:p>ii: 342 hzAct:1100</text:p>
          </table:table-cell>
        </table:table-row>
        <table:table-row table:style-name="ro1">
          <table:table-cell office:value-type="string">
            <text:p>ii: 343 hzAct:1100</text:p>
          </table:table-cell>
        </table:table-row>
        <table:table-row table:style-name="ro1">
          <table:table-cell office:value-type="string">
            <text:p>ii: 344 hzAct:1100</text:p>
          </table:table-cell>
        </table:table-row>
        <table:table-row table:style-name="ro1">
          <table:table-cell office:value-type="string">
            <text:p>ii: 345 hzAct:1100</text:p>
          </table:table-cell>
        </table:table-row>
        <table:table-row table:style-name="ro1">
          <table:table-cell office:value-type="string">
            <text:p>ii: 346 hzAct:1100</text:p>
          </table:table-cell>
        </table:table-row>
        <table:table-row table:style-name="ro1">
          <table:table-cell office:value-type="string">
            <text:p>ii: 347 hzAct:1100</text:p>
          </table:table-cell>
        </table:table-row>
        <table:table-row table:style-name="ro1">
          <table:table-cell office:value-type="string">
            <text:p>ii: 348 hzAct:1100</text:p>
          </table:table-cell>
        </table:table-row>
        <table:table-row table:style-name="ro1">
          <table:table-cell office:value-type="string">
            <text:p>ii: 349 hzAct:1100</text:p>
          </table:table-cell>
        </table:table-row>
        <table:table-row table:style-name="ro1">
          <table:table-cell office:value-type="string">
            <text:p>ii: 350 hzAct:1100</text:p>
          </table:table-cell>
        </table:table-row>
        <table:table-row table:style-name="ro1">
          <table:table-cell office:value-type="string">
            <text:p>ii: 351 hzAct:1100</text:p>
          </table:table-cell>
        </table:table-row>
        <table:table-row table:style-name="ro1">
          <table:table-cell office:value-type="string">
            <text:p>ii: 352 hzAct:1100</text:p>
          </table:table-cell>
        </table:table-row>
        <table:table-row table:style-name="ro1">
          <table:table-cell office:value-type="string">
            <text:p>ii: 353 hzAct:1100</text:p>
          </table:table-cell>
        </table:table-row>
        <table:table-row table:style-name="ro1">
          <table:table-cell office:value-type="string">
            <text:p>ii: 354 hzAct:1100</text:p>
          </table:table-cell>
        </table:table-row>
        <table:table-row table:style-name="ro1">
          <table:table-cell office:value-type="string">
            <text:p>ii: 355 hzAct:1100</text:p>
          </table:table-cell>
        </table:table-row>
        <table:table-row table:style-name="ro1">
          <table:table-cell office:value-type="string">
            <text:p>ii: 356 hzAct:1100</text:p>
          </table:table-cell>
        </table:table-row>
        <table:table-row table:style-name="ro1">
          <table:table-cell office:value-type="string">
            <text:p>ii: 357 hzAct:1100</text:p>
          </table:table-cell>
        </table:table-row>
        <table:table-row table:style-name="ro1">
          <table:table-cell office:value-type="string">
            <text:p>ii: 358 hzAct:1100</text:p>
          </table:table-cell>
        </table:table-row>
        <table:table-row table:style-name="ro1">
          <table:table-cell office:value-type="string">
            <text:p>ii: 359 hzAct:1100</text:p>
          </table:table-cell>
        </table:table-row>
        <table:table-row table:style-name="ro1">
          <table:table-cell office:value-type="string">
            <text:p>ii: 360 hzAct:1100</text:p>
          </table:table-cell>
        </table:table-row>
        <table:table-row table:style-name="ro1">
          <table:table-cell office:value-type="string">
            <text:p>ii: 361 hzAct:1100</text:p>
          </table:table-cell>
        </table:table-row>
        <table:table-row table:style-name="ro1">
          <table:table-cell office:value-type="string">
            <text:p>ii: 362 hzAct:1100</text:p>
          </table:table-cell>
        </table:table-row>
        <table:table-row table:style-name="ro1">
          <table:table-cell office:value-type="string">
            <text:p>ii: 363 hzAct:1100</text:p>
          </table:table-cell>
        </table:table-row>
        <table:table-row table:style-name="ro1">
          <table:table-cell office:value-type="string">
            <text:p>ii: 364 hzAct:1100</text:p>
          </table:table-cell>
        </table:table-row>
        <table:table-row table:style-name="ro1">
          <table:table-cell office:value-type="string">
            <text:p>ii: 365 hzAct:1100</text:p>
          </table:table-cell>
        </table:table-row>
        <table:table-row table:style-name="ro1">
          <table:table-cell office:value-type="string">
            <text:p>ii: 366 hzAct:1100</text:p>
          </table:table-cell>
        </table:table-row>
        <table:table-row table:style-name="ro1">
          <table:table-cell office:value-type="string">
            <text:p>ii: 367 hzAct:1100</text:p>
          </table:table-cell>
        </table:table-row>
        <table:table-row table:style-name="ro1">
          <table:table-cell office:value-type="string">
            <text:p>ii: 368 hzAct:1100</text:p>
          </table:table-cell>
        </table:table-row>
        <table:table-row table:style-name="ro1">
          <table:table-cell office:value-type="string">
            <text:p>ii: 369 hzAct:1100</text:p>
          </table:table-cell>
        </table:table-row>
        <table:table-row table:style-name="ro1">
          <table:table-cell office:value-type="string">
            <text:p>ii: 370 hzAct:1100</text:p>
          </table:table-cell>
        </table:table-row>
        <table:table-row table:style-name="ro1">
          <table:table-cell office:value-type="string">
            <text:p>ii: 371 hzAct:1100</text:p>
          </table:table-cell>
        </table:table-row>
        <table:table-row table:style-name="ro1">
          <table:table-cell office:value-type="string">
            <text:p>ii: 372 hzAct:1100</text:p>
          </table:table-cell>
        </table:table-row>
        <table:table-row table:style-name="ro1">
          <table:table-cell office:value-type="string">
            <text:p>ii: 373 hzAct:1100</text:p>
          </table:table-cell>
        </table:table-row>
        <table:table-row table:style-name="ro1">
          <table:table-cell office:value-type="string">
            <text:p>ii: 374 hzAct:1100</text:p>
          </table:table-cell>
        </table:table-row>
        <table:table-row table:style-name="ro1">
          <table:table-cell office:value-type="string">
            <text:p>ii: 375 hzAct:1100</text:p>
          </table:table-cell>
        </table:table-row>
        <table:table-row table:style-name="ro1">
          <table:table-cell office:value-type="string">
            <text:p>ii: 376 hzAct:1100</text:p>
          </table:table-cell>
        </table:table-row>
        <table:table-row table:style-name="ro1">
          <table:table-cell office:value-type="string">
            <text:p>ii: 377 hzAct:1100</text:p>
          </table:table-cell>
        </table:table-row>
        <table:table-row table:style-name="ro1">
          <table:table-cell office:value-type="string">
            <text:p>ii: 378 hzAct:1100</text:p>
          </table:table-cell>
        </table:table-row>
        <table:table-row table:style-name="ro1">
          <table:table-cell office:value-type="string">
            <text:p>ii: 379 hzAct:1100</text:p>
          </table:table-cell>
        </table:table-row>
        <table:table-row table:style-name="ro1">
          <table:table-cell office:value-type="string">
            <text:p>ii: 380 hzAct:1100</text:p>
          </table:table-cell>
        </table:table-row>
        <table:table-row table:style-name="ro1">
          <table:table-cell office:value-type="string">
            <text:p>ii: 381 hzAct:1100</text:p>
          </table:table-cell>
        </table:table-row>
        <table:table-row table:style-name="ro1">
          <table:table-cell office:value-type="string">
            <text:p>ii: 382 hzAct:1100</text:p>
          </table:table-cell>
        </table:table-row>
        <table:table-row table:style-name="ro1">
          <table:table-cell office:value-type="string">
            <text:p>ii: 383 hzAct:1100</text:p>
          </table:table-cell>
        </table:table-row>
        <table:table-row table:style-name="ro1">
          <table:table-cell office:value-type="string">
            <text:p>ii: 384 hzAct:1100</text:p>
          </table:table-cell>
        </table:table-row>
        <table:table-row table:style-name="ro1">
          <table:table-cell office:value-type="string">
            <text:p>ii: 385 hzAct:1100</text:p>
          </table:table-cell>
        </table:table-row>
        <table:table-row table:style-name="ro1">
          <table:table-cell office:value-type="string">
            <text:p>ii: 386 hzAct:1100</text:p>
          </table:table-cell>
        </table:table-row>
        <table:table-row table:style-name="ro1">
          <table:table-cell office:value-type="string">
            <text:p>ii: 387 hzAct:1100</text:p>
          </table:table-cell>
        </table:table-row>
        <table:table-row table:style-name="ro1">
          <table:table-cell office:value-type="string">
            <text:p>ii: 388 hzAct:1100</text:p>
          </table:table-cell>
        </table:table-row>
        <table:table-row table:style-name="ro1">
          <table:table-cell office:value-type="string">
            <text:p>ii: 389 hzAct:1100</text:p>
          </table:table-cell>
        </table:table-row>
        <table:table-row table:style-name="ro1">
          <table:table-cell office:value-type="string">
            <text:p>ii: 390 hzAct:1100</text:p>
          </table:table-cell>
        </table:table-row>
        <table:table-row table:style-name="ro1">
          <table:table-cell office:value-type="string">
            <text:p>ii: 391 hzAct:1100</text:p>
          </table:table-cell>
        </table:table-row>
        <table:table-row table:style-name="ro1">
          <table:table-cell office:value-type="string">
            <text:p>ii: 392 hzAct:1100</text:p>
          </table:table-cell>
        </table:table-row>
        <table:table-row table:style-name="ro1">
          <table:table-cell office:value-type="string">
            <text:p>ii: 393 hzAct:1100</text:p>
          </table:table-cell>
        </table:table-row>
        <table:table-row table:style-name="ro1">
          <table:table-cell office:value-type="string">
            <text:p>ii: 394 hzAct:1100</text:p>
          </table:table-cell>
        </table:table-row>
        <table:table-row table:style-name="ro1">
          <table:table-cell office:value-type="string">
            <text:p>ii: 395 hzAct:1100</text:p>
          </table:table-cell>
        </table:table-row>
        <table:table-row table:style-name="ro1">
          <table:table-cell office:value-type="string">
            <text:p>ii: 396 hzAct:1100</text:p>
          </table:table-cell>
        </table:table-row>
        <table:table-row table:style-name="ro1">
          <table:table-cell office:value-type="string">
            <text:p>ii: 397 hzAct:1100</text:p>
          </table:table-cell>
        </table:table-row>
        <table:table-row table:style-name="ro1">
          <table:table-cell office:value-type="string">
            <text:p>ii: 398 hzAct:1100</text:p>
          </table:table-cell>
        </table:table-row>
        <table:table-row table:style-name="ro1">
          <table:table-cell office:value-type="string">
            <text:p>ii: 399 hzAct:1100</text:p>
          </table:table-cell>
        </table:table-row>
        <table:table-row table:style-name="ro1">
          <table:table-cell office:value-type="string">
            <text:p>ii: 400 hzAct:1100</text:p>
          </table:table-cell>
        </table:table-row>
        <table:table-row table:style-name="ro1">
          <table:table-cell office:value-type="string">
            <text:p>iii: 1 hzAct:1099</text:p>
          </table:table-cell>
        </table:table-row>
        <table:table-row table:style-name="ro1">
          <table:table-cell office:value-type="string">
            <text:p>iii: 2 hzAct:1098</text:p>
          </table:table-cell>
        </table:table-row>
        <table:table-row table:style-name="ro1">
          <table:table-cell office:value-type="string">
            <text:p>iii: 3 hzAct:1097</text:p>
          </table:table-cell>
        </table:table-row>
        <table:table-row table:style-name="ro1">
          <table:table-cell office:value-type="string">
            <text:p>iii: 4 hzAct:1095</text:p>
          </table:table-cell>
        </table:table-row>
        <table:table-row table:style-name="ro1">
          <table:table-cell office:value-type="string">
            <text:p>iii: 5 hzAct:1093</text:p>
          </table:table-cell>
        </table:table-row>
        <table:table-row table:style-name="ro1">
          <table:table-cell office:value-type="string">
            <text:p>iii: 6 hzAct:1090</text:p>
          </table:table-cell>
        </table:table-row>
        <table:table-row table:style-name="ro1">
          <table:table-cell office:value-type="string">
            <text:p>iii: 7 hzAct:1086</text:p>
          </table:table-cell>
        </table:table-row>
        <table:table-row table:style-name="ro1">
          <table:table-cell office:value-type="string">
            <text:p>iii: 8 hzAct:1082</text:p>
          </table:table-cell>
        </table:table-row>
        <table:table-row table:style-name="ro1">
          <table:table-cell office:value-type="string">
            <text:p>iii: 9 hzAct:1078</text:p>
          </table:table-cell>
        </table:table-row>
        <table:table-row table:style-name="ro1">
          <table:table-cell office:value-type="string">
            <text:p>iii: 10 hzAct:1073</text:p>
          </table:table-cell>
        </table:table-row>
        <table:table-row table:style-name="ro1">
          <table:table-cell office:value-type="string">
            <text:p>iii: 11 hzAct:1067</text:p>
          </table:table-cell>
        </table:table-row>
        <table:table-row table:style-name="ro1">
          <table:table-cell office:value-type="string">
            <text:p>iii: 12 hzAct:1061</text:p>
          </table:table-cell>
        </table:table-row>
        <table:table-row table:style-name="ro1">
          <table:table-cell office:value-type="string">
            <text:p>iii: 13 hzAct:1055</text:p>
          </table:table-cell>
        </table:table-row>
        <table:table-row table:style-name="ro1">
          <table:table-cell office:value-type="string">
            <text:p>iii: 14 hzAct:1048</text:p>
          </table:table-cell>
        </table:table-row>
        <table:table-row table:style-name="ro1">
          <table:table-cell office:value-type="string">
            <text:p>iii: 15 hzAct:1040</text:p>
          </table:table-cell>
        </table:table-row>
        <table:table-row table:style-name="ro1">
          <table:table-cell office:value-type="string">
            <text:p>iii: 16 hzAct:1032</text:p>
          </table:table-cell>
        </table:table-row>
        <table:table-row table:style-name="ro1">
          <table:table-cell office:value-type="string">
            <text:p>iii: 17 hzAct:1024</text:p>
          </table:table-cell>
        </table:table-row>
        <table:table-row table:style-name="ro1">
          <table:table-cell office:value-type="string">
            <text:p>iii: 18 hzAct:1015</text:p>
          </table:table-cell>
        </table:table-row>
        <table:table-row table:style-name="ro1">
          <table:table-cell office:value-type="string">
            <text:p>iii: 19 hzAct:1005</text:p>
          </table:table-cell>
        </table:table-row>
        <table:table-row table:style-name="ro1">
          <table:table-cell office:value-type="string">
            <text:p>iii: 20 hzAct:995</text:p>
          </table:table-cell>
        </table:table-row>
        <table:table-row table:style-name="ro1">
          <table:table-cell office:value-type="string">
            <text:p>iii: 21 hzAct:985</text:p>
          </table:table-cell>
        </table:table-row>
        <table:table-row table:style-name="ro1">
          <table:table-cell office:value-type="string">
            <text:p>iii: 22 hzAct:974</text:p>
          </table:table-cell>
        </table:table-row>
        <table:table-row table:style-name="ro1">
          <table:table-cell office:value-type="string">
            <text:p>iii: 23 hzAct:963</text:p>
          </table:table-cell>
        </table:table-row>
        <table:table-row table:style-name="ro1">
          <table:table-cell office:value-type="string">
            <text:p>iii: 24 hzAct:952</text:p>
          </table:table-cell>
        </table:table-row>
        <table:table-row table:style-name="ro1">
          <table:table-cell office:value-type="string">
            <text:p>iii: 25 hzAct:940</text:p>
          </table:table-cell>
        </table:table-row>
        <table:table-row table:style-name="ro1">
          <table:table-cell office:value-type="string">
            <text:p>iii: 26 hzAct:928</text:p>
          </table:table-cell>
        </table:table-row>
        <table:table-row table:style-name="ro1">
          <table:table-cell office:value-type="string">
            <text:p>iii: 27 hzAct:915</text:p>
          </table:table-cell>
        </table:table-row>
        <table:table-row table:style-name="ro1">
          <table:table-cell office:value-type="string">
            <text:p>iii: 28 hzAct:902</text:p>
          </table:table-cell>
        </table:table-row>
        <table:table-row table:style-name="ro1">
          <table:table-cell office:value-type="string">
            <text:p>iii: 29 hzAct:889</text:p>
          </table:table-cell>
        </table:table-row>
        <table:table-row table:style-name="ro1">
          <table:table-cell office:value-type="string">
            <text:p>iii: 30 hzAct:875</text:p>
          </table:table-cell>
        </table:table-row>
        <table:table-row table:style-name="ro1">
          <table:table-cell office:value-type="string">
            <text:p>iii: 31 hzAct:861</text:p>
          </table:table-cell>
        </table:table-row>
        <table:table-row table:style-name="ro1">
          <table:table-cell office:value-type="string">
            <text:p>iii: 32 hzAct:847</text:p>
          </table:table-cell>
        </table:table-row>
        <table:table-row table:style-name="ro1">
          <table:table-cell office:value-type="string">
            <text:p>iii: 33 hzAct:832</text:p>
          </table:table-cell>
        </table:table-row>
        <table:table-row table:style-name="ro1">
          <table:table-cell office:value-type="string">
            <text:p>iii: 34 hzAct:817</text:p>
          </table:table-cell>
        </table:table-row>
        <table:table-row table:style-name="ro1">
          <table:table-cell office:value-type="string">
            <text:p>iii: 35 hzAct:802</text:p>
          </table:table-cell>
        </table:table-row>
        <table:table-row table:style-name="ro1">
          <table:table-cell office:value-type="string">
            <text:p>iii: 36 hzAct:787</text:p>
          </table:table-cell>
        </table:table-row>
        <table:table-row table:style-name="ro1">
          <table:table-cell office:value-type="string">
            <text:p>iii: 37 hzAct:771</text:p>
          </table:table-cell>
        </table:table-row>
        <table:table-row table:style-name="ro1">
          <table:table-cell office:value-type="string">
            <text:p>iii: 38 hzAct:755</text:p>
          </table:table-cell>
        </table:table-row>
        <table:table-row table:style-name="ro1">
          <table:table-cell office:value-type="string">
            <text:p>iii: 39 hzAct:739</text:p>
          </table:table-cell>
        </table:table-row>
        <table:table-row table:style-name="ro1">
          <table:table-cell office:value-type="string">
            <text:p>iii: 40 hzAct:723</text:p>
          </table:table-cell>
        </table:table-row>
        <table:table-row table:style-name="ro1">
          <table:table-cell office:value-type="string">
            <text:p>iii: 41 hzAct:707</text:p>
          </table:table-cell>
        </table:table-row>
        <table:table-row table:style-name="ro1">
          <table:table-cell office:value-type="string">
            <text:p>iii: 42 hzAct:690</text:p>
          </table:table-cell>
        </table:table-row>
        <table:table-row table:style-name="ro1">
          <table:table-cell office:value-type="string">
            <text:p>iii: 43 hzAct:673</text:p>
          </table:table-cell>
        </table:table-row>
        <table:table-row table:style-name="ro1">
          <table:table-cell office:value-type="string">
            <text:p>iii: 44 hzAct:657</text:p>
          </table:table-cell>
        </table:table-row>
        <table:table-row table:style-name="ro1">
          <table:table-cell office:value-type="string">
            <text:p>iii: 45 hzAct:640</text:p>
          </table:table-cell>
        </table:table-row>
        <table:table-row table:style-name="ro1">
          <table:table-cell office:value-type="string">
            <text:p>iii: 46 hzAct:623</text:p>
          </table:table-cell>
        </table:table-row>
        <table:table-row table:style-name="ro1">
          <table:table-cell office:value-type="string">
            <text:p>iii: 47 hzAct:606</text:p>
          </table:table-cell>
        </table:table-row>
        <table:table-row table:style-name="ro1">
          <table:table-cell office:value-type="string">
            <text:p>iii: 48 hzAct:589</text:p>
          </table:table-cell>
        </table:table-row>
        <table:table-row table:style-name="ro1">
          <table:table-cell office:value-type="string">
            <text:p>iii: 49 hzAct:572</text:p>
          </table:table-cell>
        </table:table-row>
        <table:table-row table:style-name="ro1">
          <table:table-cell office:value-type="string">
            <text:p>iii: 50 hzAct:554</text:p>
          </table:table-cell>
        </table:table-row>
        <table:table-row table:style-name="ro1">
          <table:table-cell office:value-type="string">
            <text:p>iii: 51 hzAct:537</text:p>
          </table:table-cell>
        </table:table-row>
        <table:table-row table:style-name="ro1">
          <table:table-cell office:value-type="string">
            <text:p>iii: 52 hzAct:520</text:p>
          </table:table-cell>
        </table:table-row>
        <table:table-row table:style-name="ro1">
          <table:table-cell office:value-type="string">
            <text:p>iii: 53 hzAct:503</text:p>
          </table:table-cell>
        </table:table-row>
        <table:table-row table:style-name="ro1">
          <table:table-cell office:value-type="string">
            <text:p>iii: 54 hzAct:486</text:p>
          </table:table-cell>
        </table:table-row>
        <table:table-row table:style-name="ro1">
          <table:table-cell office:value-type="string">
            <text:p>iii: 55 hzAct:469</text:p>
          </table:table-cell>
        </table:table-row>
        <table:table-row table:style-name="ro1">
          <table:table-cell office:value-type="string">
            <text:p>iii: 56 hzAct:452</text:p>
          </table:table-cell>
        </table:table-row>
        <table:table-row table:style-name="ro1">
          <table:table-cell office:value-type="string">
            <text:p>iii: 57 hzAct:436</text:p>
          </table:table-cell>
        </table:table-row>
        <table:table-row table:style-name="ro1">
          <table:table-cell office:value-type="string">
            <text:p>iii: 58 hzAct:419</text:p>
          </table:table-cell>
        </table:table-row>
        <table:table-row table:style-name="ro1">
          <table:table-cell office:value-type="string">
            <text:p>iii: 59 hzAct:402</text:p>
          </table:table-cell>
        </table:table-row>
        <table:table-row table:style-name="ro1">
          <table:table-cell office:value-type="string">
            <text:p>iii: 60 hzAct:386</text:p>
          </table:table-cell>
        </table:table-row>
        <table:table-row table:style-name="ro1">
          <table:table-cell office:value-type="string">
            <text:p>iii: 61 hzAct:370</text:p>
          </table:table-cell>
        </table:table-row>
        <table:table-row table:style-name="ro1">
          <table:table-cell office:value-type="string">
            <text:p>iii: 62 hzAct:354</text:p>
          </table:table-cell>
        </table:table-row>
        <table:table-row table:style-name="ro1">
          <table:table-cell office:value-type="string">
            <text:p>iii: 63 hzAct:338</text:p>
          </table:table-cell>
        </table:table-row>
        <table:table-row table:style-name="ro1">
          <table:table-cell office:value-type="string">
            <text:p>iii: 64 hzAct:322</text:p>
          </table:table-cell>
        </table:table-row>
        <table:table-row table:style-name="ro1">
          <table:table-cell office:value-type="string">
            <text:p>iii: 65 hzAct:307</text:p>
          </table:table-cell>
        </table:table-row>
        <table:table-row table:style-name="ro1">
          <table:table-cell office:value-type="string">
            <text:p>iii: 66 hzAct:292</text:p>
          </table:table-cell>
        </table:table-row>
        <table:table-row table:style-name="ro1">
          <table:table-cell office:value-type="string">
            <text:p>iii: 67 hzAct:277</text:p>
          </table:table-cell>
        </table:table-row>
        <table:table-row table:style-name="ro1">
          <table:table-cell office:value-type="string">
            <text:p>iii: 68 hzAct:262</text:p>
          </table:table-cell>
        </table:table-row>
        <table:table-row table:style-name="ro1">
          <table:table-cell office:value-type="string">
            <text:p>iii: 69 hzAct:248</text:p>
          </table:table-cell>
        </table:table-row>
        <table:table-row table:style-name="ro1">
          <table:table-cell office:value-type="string">
            <text:p>iii: 70 hzAct:234</text:p>
          </table:table-cell>
        </table:table-row>
        <table:table-row table:style-name="ro1">
          <table:table-cell office:value-type="string">
            <text:p>iii: 71 hzAct:220</text:p>
          </table:table-cell>
        </table:table-row>
        <table:table-row table:style-name="ro1">
          <table:table-cell office:value-type="string">
            <text:p>iii: 72 hzAct:207</text:p>
          </table:table-cell>
        </table:table-row>
        <table:table-row table:style-name="ro1">
          <table:table-cell office:value-type="string">
            <text:p>iii: 73 hzAct:194</text:p>
          </table:table-cell>
        </table:table-row>
        <table:table-row table:style-name="ro1">
          <table:table-cell office:value-type="string">
            <text:p>iii: 74 hzAct:181</text:p>
          </table:table-cell>
        </table:table-row>
        <table:table-row table:style-name="ro1">
          <table:table-cell office:value-type="string">
            <text:p>iii: 75 hzAct:169</text:p>
          </table:table-cell>
        </table:table-row>
        <table:table-row table:style-name="ro1">
          <table:table-cell office:value-type="string">
            <text:p>iii: 76 hzAct:157</text:p>
          </table:table-cell>
        </table:table-row>
        <table:table-row table:style-name="ro1">
          <table:table-cell office:value-type="string">
            <text:p>iii: 77 hzAct:146</text:p>
          </table:table-cell>
        </table:table-row>
        <table:table-row table:style-name="ro1">
          <table:table-cell office:value-type="string">
            <text:p>iii: 78 hzAct:135</text:p>
          </table:table-cell>
        </table:table-row>
        <table:table-row table:style-name="ro1">
          <table:table-cell office:value-type="string">
            <text:p>iii: 79 hzAct:124</text:p>
          </table:table-cell>
        </table:table-row>
        <table:table-row table:style-name="ro1">
          <table:table-cell office:value-type="string">
            <text:p>iii: 80 hzAct:114</text:p>
          </table:table-cell>
        </table:table-row>
        <table:table-row table:style-name="ro1">
          <table:table-cell office:value-type="string">
            <text:p>iii: 81 hzAct:104</text:p>
          </table:table-cell>
        </table:table-row>
        <table:table-row table:style-name="ro1">
          <table:table-cell office:value-type="string">
            <text:p>iii: 82 hzAct:94</text:p>
          </table:table-cell>
        </table:table-row>
        <table:table-row table:style-name="ro1">
          <table:table-cell office:value-type="string">
            <text:p>iii: 83 hzAct:85</text:p>
          </table:table-cell>
        </table:table-row>
        <table:table-row table:style-name="ro1">
          <table:table-cell office:value-type="string">
            <text:p>iii: 84 hzAct:77</text:p>
          </table:table-cell>
        </table:table-row>
        <table:table-row table:style-name="ro1">
          <table:table-cell office:value-type="string">
            <text:p>iii: 85 hzAct:69</text:p>
          </table:table-cell>
        </table:table-row>
        <table:table-row table:style-name="ro1">
          <table:table-cell office:value-type="string">
            <text:p>iii: 86 hzAct:61</text:p>
          </table:table-cell>
        </table:table-row>
        <table:table-row table:style-name="ro1">
          <table:table-cell office:value-type="string">
            <text:p>iii: 87 hzAct:54</text:p>
          </table:table-cell>
        </table:table-row>
        <table:table-row table:style-name="ro1">
          <table:table-cell office:value-type="string">
            <text:p>iii: 88 hzAct:48</text:p>
          </table:table-cell>
        </table:table-row>
        <table:table-row table:style-name="ro1">
          <table:table-cell office:value-type="string">
            <text:p>iii: 89 hzAct:42</text:p>
          </table:table-cell>
        </table:table-row>
        <table:table-row table:style-name="ro1">
          <table:table-cell office:value-type="string">
            <text:p>iii: 90 hzAct:36</text:p>
          </table:table-cell>
        </table:table-row>
        <table:table-row table:style-name="ro1">
          <table:table-cell office:value-type="string">
            <text:p>iii: 91 hzAct:31</text:p>
          </table:table-cell>
        </table:table-row>
        <table:table-row table:style-name="ro1">
          <table:table-cell office:value-type="string">
            <text:p>iii: 92 hzAct:27</text:p>
          </table:table-cell>
        </table:table-row>
        <table:table-row table:style-name="ro1">
          <table:table-cell office:value-type="string">
            <text:p>iii: 93 hzAct:23</text:p>
          </table:table-cell>
        </table:table-row>
        <table:table-row table:style-name="ro1">
          <table:table-cell office:value-type="string">
            <text:p>iii: 94 hzAct:19</text:p>
          </table:table-cell>
        </table:table-row>
        <table:table-row table:style-name="ro1">
          <table:table-cell office:value-type="string">
            <text:p>iii: 95 hzAct:16</text:p>
          </table:table-cell>
        </table:table-row>
        <table:table-row table:style-name="ro1">
          <table:table-cell office:value-type="string">
            <text:p>iii: 96 hzAct:14</text:p>
          </table:table-cell>
        </table:table-row>
        <table:table-row table:style-name="ro1">
          <table:table-cell office:value-type="string">
            <text:p>iii: 97 hzAct:12</text:p>
          </table:table-cell>
        </table:table-row>
        <table:table-row table:style-name="ro1">
          <table:table-cell office:value-type="string">
            <text:p>iii: 98 hzAct:11</text:p>
          </table:table-cell>
        </table:table-row>
        <table:table-row table:style-name="ro1">
          <table:table-cell office:value-type="string">
            <text:p>iii: 99 hzAct:10</text:p>
          </table:table-cell>
        </table:table-row>
        <table:table-row table:style-name="ro1">
          <table:table-cell office:value-type="string">
            <text:p>iii: 100 hzAct:10</text:p>
          </table:table-cell>
        </table:table-row>
      </table:table>
      <table:table table:name="Arkusz3" table:style-name="ta1" table:print="false"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9" table:default-cell-style-name="Default"/>
        <table:table-row table:style-name="ro2">
          <table:table-cell table:number-columns-repeated="3"/>
          <table:table-cell office:value-type="string">
            <text:p>hzSpeedMax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2">
          <table:table-cell office:value-type="float" office:value="0">
            <text:p>0</text:p>
          </table:table-cell>
          <table:table-cell table:number-columns-repeated="2"/>
          <table:table-cell office:value-type="string">
            <text:p>stepsToSpeed</text:p>
          </table:table-cell>
          <table:table-cell office:value-type="float" office:value="10">
            <text:p>10</text:p>
          </table:table-cell>
          <table:table-cell/>
          <table:table-cell table:formula="of:=[.$E$5]+([.A2]*[.$E$4])" office:value-type="float" office:value="1.5707963267949">
            <text:p>1,5707963268</text:p>
          </table:table-cell>
          <table:table-cell table:formula="of:=SIN([.G2])" office:value-type="float" office:value="1">
            <text:p>1</text:p>
          </table:table-cell>
          <table:table-cell table:formula="of:=[.$E$1]*0.5*[.H2]" office:value-type="float" office:value="20">
            <text:p>20</text:p>
          </table:table-cell>
          <table:table-cell table:formula="of:=[.$E$1]*0.5+[.I2]" office:value-type="float" office:value="40">
            <text:p>40</text:p>
          </table:table-cell>
          <table:table-cell table:formula="of:=[.J2]+20" office:value-type="float" office:value="60">
            <text:p>60</text:p>
          </table:table-cell>
          <table:table-cell/>
          <table:table-cell>
            <draw:frame table:end-cell-address="Arkusz3.T22" table:end-x="0.294cm" table:end-y="0.008cm" draw:z-index="0" draw:style-name="gr1" draw:text-style-name="P1" svg:width="15.999cm" svg:height="8.941cm" svg:x="0.101cm" svg:y="0.1cm">
              <draw:object draw:notify-on-update-of-ranges="Arkusz3.J2:Arkusz3.J4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office:value-type="string">
            <text:p>pi</text:p>
          </table:table-cell>
          <table:table-cell table:formula="of:=PI()" office:value-type="float" office:value="3.14159265358979">
            <text:p>3,1415926536</text:p>
          </table:table-cell>
          <table:table-cell/>
          <table:table-cell table:formula="of:=[.$E$5]+([.A3]*[.$E$4])" office:value-type="float" office:value="1.88495559215388">
            <text:p>1,8849555922</text:p>
          </table:table-cell>
          <table:table-cell table:formula="of:=SIN([.G3])" office:value-type="float" office:value="0.951056516295154">
            <text:p>0,9510565163</text:p>
          </table:table-cell>
          <table:table-cell table:formula="of:=[.$E$1]*0.5*[.H3]" office:value-type="float" office:value="19.0211303259031">
            <text:p>19,0211303259</text:p>
          </table:table-cell>
          <table:table-cell table:formula="of:=[.$E$1]*0.5+[.I3]" office:value-type="float" office:value="39.0211303259031">
            <text:p>39,0211303259</text:p>
          </table:table-cell>
          <table:table-cell table:formula="of:=[.J3]+20" office:value-type="float" office:value="59.0211303259031">
            <text:p>59,0211303259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office:value-type="string">
            <text:p>pi/steps</text:p>
          </table:table-cell>
          <table:table-cell table:formula="of:=[.E3]/[.E2]" office:value-type="float" office:value="0.314159265358979">
            <text:p>0,3141592654</text:p>
          </table:table-cell>
          <table:table-cell/>
          <table:table-cell table:formula="of:=[.$E$5]+([.A4]*[.$E$4])" office:value-type="float" office:value="2.19911485751286">
            <text:p>2,1991148575</text:p>
          </table:table-cell>
          <table:table-cell table:formula="of:=SIN([.G4])" office:value-type="float" office:value="0.809016994374947">
            <text:p>0,8090169944</text:p>
          </table:table-cell>
          <table:table-cell table:formula="of:=[.$E$1]*0.5*[.H4]" office:value-type="float" office:value="16.180339887499">
            <text:p>16,1803398875</text:p>
          </table:table-cell>
          <table:table-cell table:formula="of:=[.$E$1]*0.5+[.I4]" office:value-type="float" office:value="36.1803398874989">
            <text:p>36,1803398875</text:p>
          </table:table-cell>
          <table:table-cell table:formula="of:=[.J4]+20" office:value-type="float" office:value="56.180339887499">
            <text:p>56,180339887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office:value-type="string">
            <text:p>firstStep -1/2pi</text:p>
          </table:table-cell>
          <table:table-cell table:formula="of:=([.E3]/2)" office:value-type="float" office:value="1.5707963267949">
            <text:p>1,5707963268</text:p>
          </table:table-cell>
          <table:table-cell/>
          <table:table-cell table:formula="of:=[.$E$5]+([.A5]*[.$E$4])" office:value-type="float" office:value="2.51327412287183">
            <text:p>2,5132741229</text:p>
          </table:table-cell>
          <table:table-cell table:formula="of:=SIN([.G5])" office:value-type="float" office:value="0.587785252292473">
            <text:p>0,5877852523</text:p>
          </table:table-cell>
          <table:table-cell table:formula="of:=[.$E$1]*0.5*[.H5]" office:value-type="float" office:value="11.7557050458495">
            <text:p>11,7557050458</text:p>
          </table:table-cell>
          <table:table-cell table:formula="of:=[.$E$1]*0.5+[.I5]" office:value-type="float" office:value="31.7557050458495">
            <text:p>31,7557050458</text:p>
          </table:table-cell>
          <table:table-cell table:formula="of:=[.J5]+20" office:value-type="float" office:value="51.7557050458495">
            <text:p>51,7557050458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number-columns-repeated="5"/>
          <table:table-cell table:formula="of:=[.$E$5]+([.A6]*[.$E$4])" office:value-type="float" office:value="2.82743338823081">
            <text:p>2,8274333882</text:p>
          </table:table-cell>
          <table:table-cell table:formula="of:=SIN([.G6])" office:value-type="float" office:value="0.309016994374947">
            <text:p>0,3090169944</text:p>
          </table:table-cell>
          <table:table-cell table:formula="of:=[.$E$1]*0.5*[.H6]" office:value-type="float" office:value="6.18033988749895">
            <text:p>6,1803398875</text:p>
          </table:table-cell>
          <table:table-cell table:formula="of:=[.$E$1]*0.5+[.I6]" office:value-type="float" office:value="26.1803398874989">
            <text:p>26,1803398875</text:p>
          </table:table-cell>
          <table:table-cell table:formula="of:=[.J6]+20" office:value-type="float" office:value="46.180339887499">
            <text:p>46,1803398875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number-columns-repeated="5"/>
          <table:table-cell table:formula="of:=[.$E$5]+([.A7]*[.$E$4])" office:value-type="float" office:value="3.14159265358979">
            <text:p>3,1415926536</text:p>
          </table:table-cell>
          <table:table-cell table:formula="of:=SIN([.G7])" office:value-type="float" office:value="1.22464679914735E-016">
            <text:p>1,22464679914735E-016</text:p>
          </table:table-cell>
          <table:table-cell table:formula="of:=[.$E$1]*0.5*[.H7]" office:value-type="float" office:value="2.44929359829471E-015">
            <text:p>2,44929359829471E-015</text:p>
          </table:table-cell>
          <table:table-cell table:formula="of:=[.$E$1]*0.5+[.I7]" office:value-type="float" office:value="20">
            <text:p>20</text:p>
          </table:table-cell>
          <table:table-cell table:formula="of:=[.J7]+20" office:value-type="float" office:value="40">
            <text:p>40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number-columns-repeated="5"/>
          <table:table-cell table:formula="of:=[.$E$5]+([.A8]*[.$E$4])" office:value-type="float" office:value="3.45575191894877">
            <text:p>3,4557519189</text:p>
          </table:table-cell>
          <table:table-cell table:formula="of:=SIN([.G8])" office:value-type="float" office:value="-0.309016994374947">
            <text:p>-0,3090169944</text:p>
          </table:table-cell>
          <table:table-cell table:formula="of:=[.$E$1]*0.5*[.H8]" office:value-type="float" office:value="-6.18033988749895">
            <text:p>-6,1803398875</text:p>
          </table:table-cell>
          <table:table-cell table:formula="of:=[.$E$1]*0.5+[.I8]" office:value-type="float" office:value="13.8196601125011">
            <text:p>13,8196601125</text:p>
          </table:table-cell>
          <table:table-cell table:formula="of:=[.J8]+20" office:value-type="float" office:value="33.8196601125011">
            <text:p>33,8196601125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number-columns-repeated="5"/>
          <table:table-cell table:formula="of:=[.$E$5]+([.A9]*[.$E$4])" office:value-type="float" office:value="3.76991118430775">
            <text:p>3,7699111843</text:p>
          </table:table-cell>
          <table:table-cell table:formula="of:=SIN([.G9])" office:value-type="float" office:value="-0.587785252292473">
            <text:p>-0,5877852523</text:p>
          </table:table-cell>
          <table:table-cell table:formula="of:=[.$E$1]*0.5*[.H9]" office:value-type="float" office:value="-11.7557050458495">
            <text:p>-11,7557050458</text:p>
          </table:table-cell>
          <table:table-cell table:formula="of:=[.$E$1]*0.5+[.I9]" office:value-type="float" office:value="8.24429495415054">
            <text:p>8,2442949542</text:p>
          </table:table-cell>
          <table:table-cell table:formula="of:=[.J9]+20" office:value-type="float" office:value="28.2442949541505">
            <text:p>28,2442949542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number-columns-repeated="5"/>
          <table:table-cell table:formula="of:=[.$E$5]+([.A10]*[.$E$4])" office:value-type="float" office:value="4.08407044966673">
            <text:p>4,0840704497</text:p>
          </table:table-cell>
          <table:table-cell table:formula="of:=SIN([.G10])" office:value-type="float" office:value="-0.809016994374947">
            <text:p>-0,8090169944</text:p>
          </table:table-cell>
          <table:table-cell table:formula="of:=[.$E$1]*0.5*[.H10]" office:value-type="float" office:value="-16.1803398874989">
            <text:p>-16,1803398875</text:p>
          </table:table-cell>
          <table:table-cell table:formula="of:=[.$E$1]*0.5+[.I10]" office:value-type="float" office:value="3.81966011250105">
            <text:p>3,8196601125</text:p>
          </table:table-cell>
          <table:table-cell table:formula="of:=[.J10]+20" office:value-type="float" office:value="23.8196601125011">
            <text:p>23,8196601125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number-columns-repeated="5"/>
          <table:table-cell table:formula="of:=[.$E$5]+([.A11]*[.$E$4])" office:value-type="float" office:value="4.39822971502571">
            <text:p>4,398229715</text:p>
          </table:table-cell>
          <table:table-cell table:formula="of:=SIN([.G11])" office:value-type="float" office:value="-0.951056516295153">
            <text:p>-0,9510565163</text:p>
          </table:table-cell>
          <table:table-cell table:formula="of:=[.$E$1]*0.5*[.H11]" office:value-type="float" office:value="-19.0211303259031">
            <text:p>-19,0211303259</text:p>
          </table:table-cell>
          <table:table-cell table:formula="of:=[.$E$1]*0.5+[.I11]" office:value-type="float" office:value="0.978869674096931">
            <text:p>0,9788696741</text:p>
          </table:table-cell>
          <table:table-cell table:formula="of:=[.J11]+20" office:value-type="float" office:value="20.9788696740969">
            <text:p>20,9788696741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number-columns-repeated="5"/>
          <table:table-cell table:formula="of:=[.$E$5]+([.A12]*[.$E$4])" office:value-type="float" office:value="4.71238898038469">
            <text:p>4,7123889804</text:p>
          </table:table-cell>
          <table:table-cell table:formula="of:=SIN([.G12])" office:value-type="float" office:value="-1">
            <text:p>-1</text:p>
          </table:table-cell>
          <table:table-cell table:formula="of:=[.$E$1]*0.5*[.H12]" office:value-type="float" office:value="-20">
            <text:p>-20</text:p>
          </table:table-cell>
          <table:table-cell table:formula="of:=[.$E$1]*0.5+[.I12]" office:value-type="float" office:value="0">
            <text:p>0</text:p>
          </table:table-cell>
          <table:table-cell table:formula="of:=[.J12]+20"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number-columns-repeated="5"/>
          <table:table-cell table:formula="of:=[.$E$5]+([.A13]*[.$E$4])" office:value-type="float" office:value="5.02654824574367">
            <text:p>5,0265482457</text:p>
          </table:table-cell>
          <table:table-cell table:formula="of:=SIN([.G13])" office:value-type="float" office:value="-0.951056516295154">
            <text:p>-0,9510565163</text:p>
          </table:table-cell>
          <table:table-cell table:formula="of:=[.$E$1]*0.5*[.H13]" office:value-type="float" office:value="-19.0211303259031">
            <text:p>-19,0211303259</text:p>
          </table:table-cell>
          <table:table-cell table:formula="of:=[.$E$1]*0.5+[.I13]" office:value-type="float" office:value="0.978869674096927">
            <text:p>0,9788696741</text:p>
          </table:table-cell>
          <table:table-cell table:formula="of:=[.J13]+20" office:value-type="float" office:value="20.9788696740969">
            <text:p>20,9788696741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number-columns-repeated="5"/>
          <table:table-cell table:formula="of:=[.$E$5]+([.A14]*[.$E$4])" office:value-type="float" office:value="5.34070751110265">
            <text:p>5,3407075111</text:p>
          </table:table-cell>
          <table:table-cell table:formula="of:=SIN([.G14])" office:value-type="float" office:value="-0.809016994374947">
            <text:p>-0,8090169944</text:p>
          </table:table-cell>
          <table:table-cell table:formula="of:=[.$E$1]*0.5*[.H14]" office:value-type="float" office:value="-16.180339887499">
            <text:p>-16,1803398875</text:p>
          </table:table-cell>
          <table:table-cell table:formula="of:=[.$E$1]*0.5+[.I14]" office:value-type="float" office:value="3.81966011250105">
            <text:p>3,8196601125</text:p>
          </table:table-cell>
          <table:table-cell table:formula="of:=[.J14]+20" office:value-type="float" office:value="23.819660112501">
            <text:p>23,8196601125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number-columns-repeated="5"/>
          <table:table-cell table:formula="of:=[.$E$5]+([.A15]*[.$E$4])" office:value-type="float" office:value="5.65486677646163">
            <text:p>5,6548667765</text:p>
          </table:table-cell>
          <table:table-cell table:formula="of:=SIN([.G15])" office:value-type="float" office:value="-0.587785252292473">
            <text:p>-0,5877852523</text:p>
          </table:table-cell>
          <table:table-cell table:formula="of:=[.$E$1]*0.5*[.H15]" office:value-type="float" office:value="-11.7557050458495">
            <text:p>-11,7557050458</text:p>
          </table:table-cell>
          <table:table-cell table:formula="of:=[.$E$1]*0.5+[.I15]" office:value-type="float" office:value="8.24429495415053">
            <text:p>8,2442949542</text:p>
          </table:table-cell>
          <table:table-cell table:formula="of:=[.J15]+20" office:value-type="float" office:value="28.2442949541505">
            <text:p>28,2442949542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number-columns-repeated="5"/>
          <table:table-cell table:formula="of:=[.$E$5]+([.A16]*[.$E$4])" office:value-type="float" office:value="5.96902604182061">
            <text:p>5,9690260418</text:p>
          </table:table-cell>
          <table:table-cell table:formula="of:=SIN([.G16])" office:value-type="float" office:value="-0.309016994374948">
            <text:p>-0,3090169944</text:p>
          </table:table-cell>
          <table:table-cell table:formula="of:=[.$E$1]*0.5*[.H16]" office:value-type="float" office:value="-6.18033988749895">
            <text:p>-6,1803398875</text:p>
          </table:table-cell>
          <table:table-cell table:formula="of:=[.$E$1]*0.5+[.I16]" office:value-type="float" office:value="13.819660112501">
            <text:p>13,8196601125</text:p>
          </table:table-cell>
          <table:table-cell table:formula="of:=[.J16]+20" office:value-type="float" office:value="33.819660112501">
            <text:p>33,8196601125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5"/>
          <table:table-cell table:formula="of:=[.$E$5]+([.A17]*[.$E$4])" office:value-type="float" office:value="6.28318530717959">
            <text:p>6,2831853072</text:p>
          </table:table-cell>
          <table:table-cell table:formula="of:=SIN([.G17])" office:value-type="float" office:value="-2.44929359829471E-016">
            <text:p>-2,44929359829471E-016</text:p>
          </table:table-cell>
          <table:table-cell table:formula="of:=[.$E$1]*0.5*[.H17]" office:value-type="float" office:value="-4.89858719658941E-015">
            <text:p>-4,89858719658941E-015</text:p>
          </table:table-cell>
          <table:table-cell table:formula="of:=[.$E$1]*0.5+[.I17]" office:value-type="float" office:value="20">
            <text:p>20</text:p>
          </table:table-cell>
          <table:table-cell table:formula="of:=[.J17]+20" office:value-type="float" office:value="40">
            <text:p>40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number-columns-repeated="5"/>
          <table:table-cell table:formula="of:=[.$E$5]+([.A18]*[.$E$4])" office:value-type="float" office:value="6.59734457253857">
            <text:p>6,5973445725</text:p>
          </table:table-cell>
          <table:table-cell table:formula="of:=SIN([.G18])" office:value-type="float" office:value="0.309016994374947">
            <text:p>0,3090169944</text:p>
          </table:table-cell>
          <table:table-cell table:formula="of:=[.$E$1]*0.5*[.H18]" office:value-type="float" office:value="6.18033988749894">
            <text:p>6,1803398875</text:p>
          </table:table-cell>
          <table:table-cell table:formula="of:=[.$E$1]*0.5+[.I18]" office:value-type="float" office:value="26.1803398874989">
            <text:p>26,1803398875</text:p>
          </table:table-cell>
          <table:table-cell table:formula="of:=[.J18]+20" office:value-type="float" office:value="46.180339887499">
            <text:p>46,1803398875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number-columns-repeated="5"/>
          <table:table-cell table:formula="of:=[.$E$5]+([.A19]*[.$E$4])" office:value-type="float" office:value="6.91150383789755">
            <text:p>6,9115038379</text:p>
          </table:table-cell>
          <table:table-cell table:formula="of:=SIN([.G19])" office:value-type="float" office:value="0.587785252292473">
            <text:p>0,5877852523</text:p>
          </table:table-cell>
          <table:table-cell table:formula="of:=[.$E$1]*0.5*[.H19]" office:value-type="float" office:value="11.7557050458495">
            <text:p>11,7557050458</text:p>
          </table:table-cell>
          <table:table-cell table:formula="of:=[.$E$1]*0.5+[.I19]" office:value-type="float" office:value="31.7557050458495">
            <text:p>31,7557050458</text:p>
          </table:table-cell>
          <table:table-cell table:formula="of:=[.J19]+20" office:value-type="float" office:value="51.7557050458495">
            <text:p>51,7557050458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number-columns-repeated="5"/>
          <table:table-cell table:formula="of:=[.$E$5]+([.A20]*[.$E$4])" office:value-type="float" office:value="7.22566310325652">
            <text:p>7,2256631033</text:p>
          </table:table-cell>
          <table:table-cell table:formula="of:=SIN([.G20])" office:value-type="float" office:value="0.809016994374947">
            <text:p>0,8090169944</text:p>
          </table:table-cell>
          <table:table-cell table:formula="of:=[.$E$1]*0.5*[.H20]" office:value-type="float" office:value="16.1803398874989">
            <text:p>16,1803398875</text:p>
          </table:table-cell>
          <table:table-cell table:formula="of:=[.$E$1]*0.5+[.I20]" office:value-type="float" office:value="36.1803398874989">
            <text:p>36,1803398875</text:p>
          </table:table-cell>
          <table:table-cell table:formula="of:=[.J20]+20" office:value-type="float" office:value="56.180339887499">
            <text:p>56,1803398875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number-columns-repeated="5"/>
          <table:table-cell table:formula="of:=[.$E$5]+([.A21]*[.$E$4])" office:value-type="float" office:value="7.5398223686155">
            <text:p>7,5398223686</text:p>
          </table:table-cell>
          <table:table-cell table:formula="of:=SIN([.G21])" office:value-type="float" office:value="0.951056516295153">
            <text:p>0,9510565163</text:p>
          </table:table-cell>
          <table:table-cell table:formula="of:=[.$E$1]*0.5*[.H21]" office:value-type="float" office:value="19.0211303259031">
            <text:p>19,0211303259</text:p>
          </table:table-cell>
          <table:table-cell table:formula="of:=[.$E$1]*0.5+[.I21]" office:value-type="float" office:value="39.0211303259031">
            <text:p>39,0211303259</text:p>
          </table:table-cell>
          <table:table-cell table:formula="of:=[.J21]+20" office:value-type="float" office:value="59.0211303259031">
            <text:p>59,0211303259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number-columns-repeated="5"/>
          <table:table-cell table:formula="of:=[.$E$5]+([.A22]*[.$E$4])" office:value-type="float" office:value="7.85398163397448">
            <text:p>7,853981634</text:p>
          </table:table-cell>
          <table:table-cell table:formula="of:=SIN([.G22])" office:value-type="float" office:value="1">
            <text:p>1</text:p>
          </table:table-cell>
          <table:table-cell table:formula="of:=[.$E$1]*0.5*[.H22]" office:value-type="float" office:value="20">
            <text:p>20</text:p>
          </table:table-cell>
          <table:table-cell table:formula="of:=[.$E$1]*0.5+[.I22]" office:value-type="float" office:value="40">
            <text:p>40</text:p>
          </table:table-cell>
          <table:table-cell table:formula="of:=[.J22]+20" office:value-type="float" office:value="60">
            <text:p>60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number-columns-repeated="5"/>
          <table:table-cell table:formula="of:=[.$E$5]+([.A23]*[.$E$4])" office:value-type="float" office:value="8.16814089933346">
            <text:p>8,1681408993</text:p>
          </table:table-cell>
          <table:table-cell table:formula="of:=SIN([.G23])" office:value-type="float" office:value="0.951056516295154">
            <text:p>0,9510565163</text:p>
          </table:table-cell>
          <table:table-cell table:formula="of:=[.$E$1]*0.5*[.H23]" office:value-type="float" office:value="19.0211303259031">
            <text:p>19,0211303259</text:p>
          </table:table-cell>
          <table:table-cell table:formula="of:=[.$E$1]*0.5+[.I23]" office:value-type="float" office:value="39.0211303259031">
            <text:p>39,0211303259</text:p>
          </table:table-cell>
          <table:table-cell table:formula="of:=[.J23]+20" office:value-type="float" office:value="59.0211303259031">
            <text:p>59,0211303259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number-columns-repeated="5"/>
          <table:table-cell table:formula="of:=[.$E$5]+([.A24]*[.$E$4])" office:value-type="float" office:value="8.48230016469244">
            <text:p>8,4823001647</text:p>
          </table:table-cell>
          <table:table-cell table:formula="of:=SIN([.G24])" office:value-type="float" office:value="0.809016994374948">
            <text:p>0,8090169944</text:p>
          </table:table-cell>
          <table:table-cell table:formula="of:=[.$E$1]*0.5*[.H24]" office:value-type="float" office:value="16.180339887499">
            <text:p>16,1803398875</text:p>
          </table:table-cell>
          <table:table-cell table:formula="of:=[.$E$1]*0.5+[.I24]" office:value-type="float" office:value="36.180339887499">
            <text:p>36,1803398875</text:p>
          </table:table-cell>
          <table:table-cell table:formula="of:=[.J24]+20" office:value-type="float" office:value="56.180339887499">
            <text:p>56,1803398875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number-columns-repeated="5"/>
          <table:table-cell table:formula="of:=[.$E$5]+([.A25]*[.$E$4])" office:value-type="float" office:value="8.79645943005142">
            <text:p>8,7964594301</text:p>
          </table:table-cell>
          <table:table-cell table:formula="of:=SIN([.G25])" office:value-type="float" office:value="0.587785252292473">
            <text:p>0,5877852523</text:p>
          </table:table-cell>
          <table:table-cell table:formula="of:=[.$E$1]*0.5*[.H25]" office:value-type="float" office:value="11.7557050458495">
            <text:p>11,7557050458</text:p>
          </table:table-cell>
          <table:table-cell table:formula="of:=[.$E$1]*0.5+[.I25]" office:value-type="float" office:value="31.7557050458495">
            <text:p>31,7557050458</text:p>
          </table:table-cell>
          <table:table-cell table:formula="of:=[.J25]+20" office:value-type="float" office:value="51.7557050458495">
            <text:p>51,7557050458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number-columns-repeated="5"/>
          <table:table-cell table:formula="of:=[.$E$5]+([.A26]*[.$E$4])" office:value-type="float" office:value="9.1106186954104">
            <text:p>9,1106186954</text:p>
          </table:table-cell>
          <table:table-cell table:formula="of:=SIN([.G26])" office:value-type="float" office:value="0.309016994374948">
            <text:p>0,3090169944</text:p>
          </table:table-cell>
          <table:table-cell table:formula="of:=[.$E$1]*0.5*[.H26]" office:value-type="float" office:value="6.18033988749896">
            <text:p>6,1803398875</text:p>
          </table:table-cell>
          <table:table-cell table:formula="of:=[.$E$1]*0.5+[.I26]" office:value-type="float" office:value="26.180339887499">
            <text:p>26,1803398875</text:p>
          </table:table-cell>
          <table:table-cell table:formula="of:=[.J26]+20" office:value-type="float" office:value="46.180339887499">
            <text:p>46,1803398875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number-columns-repeated="5"/>
          <table:table-cell table:formula="of:=[.$E$5]+([.A27]*[.$E$4])" office:value-type="float" office:value="9.42477796076938">
            <text:p>9,4247779608</text:p>
          </table:table-cell>
          <table:table-cell table:formula="of:=SIN([.G27])" office:value-type="float" office:value="3.67394039744206E-016">
            <text:p>3,67394039744206E-016</text:p>
          </table:table-cell>
          <table:table-cell table:formula="of:=[.$E$1]*0.5*[.H27]" office:value-type="float" office:value="7.34788079488412E-015">
            <text:p>7,34788079488412E-015</text:p>
          </table:table-cell>
          <table:table-cell table:formula="of:=[.$E$1]*0.5+[.I27]" office:value-type="float" office:value="20">
            <text:p>20</text:p>
          </table:table-cell>
          <table:table-cell table:formula="of:=[.J27]+20" office:value-type="float" office:value="40">
            <text:p>40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number-columns-repeated="5"/>
          <table:table-cell table:formula="of:=[.$E$5]+([.A28]*[.$E$4])" office:value-type="float" office:value="9.73893722612836">
            <text:p>9,7389372261</text:p>
          </table:table-cell>
          <table:table-cell table:formula="of:=SIN([.G28])" office:value-type="float" office:value="-0.309016994374947">
            <text:p>-0,3090169944</text:p>
          </table:table-cell>
          <table:table-cell table:formula="of:=[.$E$1]*0.5*[.H28]" office:value-type="float" office:value="-6.18033988749894">
            <text:p>-6,1803398875</text:p>
          </table:table-cell>
          <table:table-cell table:formula="of:=[.$E$1]*0.5+[.I28]" office:value-type="float" office:value="13.8196601125011">
            <text:p>13,8196601125</text:p>
          </table:table-cell>
          <table:table-cell table:formula="of:=[.J28]+20" office:value-type="float" office:value="33.8196601125011">
            <text:p>33,8196601125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table:number-columns-repeated="5"/>
          <table:table-cell table:formula="of:=[.$E$5]+([.A29]*[.$E$4])" office:value-type="float" office:value="10.0530964914873">
            <text:p>10,0530964915</text:p>
          </table:table-cell>
          <table:table-cell table:formula="of:=SIN([.G29])" office:value-type="float" office:value="-0.587785252292473">
            <text:p>-0,5877852523</text:p>
          </table:table-cell>
          <table:table-cell table:formula="of:=[.$E$1]*0.5*[.H29]" office:value-type="float" office:value="-11.7557050458495">
            <text:p>-11,7557050458</text:p>
          </table:table-cell>
          <table:table-cell table:formula="of:=[.$E$1]*0.5+[.I29]" office:value-type="float" office:value="8.24429495415054">
            <text:p>8,2442949542</text:p>
          </table:table-cell>
          <table:table-cell table:formula="of:=[.J29]+20" office:value-type="float" office:value="28.2442949541505">
            <text:p>28,2442949542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table:number-columns-repeated="5"/>
          <table:table-cell table:formula="of:=[.$E$5]+([.A30]*[.$E$4])" office:value-type="float" office:value="10.3672557568463">
            <text:p>10,3672557568</text:p>
          </table:table-cell>
          <table:table-cell table:formula="of:=SIN([.G30])" office:value-type="float" office:value="-0.809016994374947">
            <text:p>-0,8090169944</text:p>
          </table:table-cell>
          <table:table-cell table:formula="of:=[.$E$1]*0.5*[.H30]" office:value-type="float" office:value="-16.1803398874989">
            <text:p>-16,1803398875</text:p>
          </table:table-cell>
          <table:table-cell table:formula="of:=[.$E$1]*0.5+[.I30]" office:value-type="float" office:value="3.81966011250105">
            <text:p>3,8196601125</text:p>
          </table:table-cell>
          <table:table-cell table:formula="of:=[.J30]+20" office:value-type="float" office:value="23.8196601125011">
            <text:p>23,8196601125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table:number-columns-repeated="5"/>
          <table:table-cell table:formula="of:=[.$E$5]+([.A31]*[.$E$4])" office:value-type="float" office:value="10.6814150222053">
            <text:p>10,6814150222</text:p>
          </table:table-cell>
          <table:table-cell table:formula="of:=SIN([.G31])" office:value-type="float" office:value="-0.951056516295153">
            <text:p>-0,9510565163</text:p>
          </table:table-cell>
          <table:table-cell table:formula="of:=[.$E$1]*0.5*[.H31]" office:value-type="float" office:value="-19.0211303259031">
            <text:p>-19,0211303259</text:p>
          </table:table-cell>
          <table:table-cell table:formula="of:=[.$E$1]*0.5+[.I31]" office:value-type="float" office:value="0.978869674096931">
            <text:p>0,9788696741</text:p>
          </table:table-cell>
          <table:table-cell table:formula="of:=[.J31]+20" office:value-type="float" office:value="20.9788696740969">
            <text:p>20,9788696741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number-columns-repeated="5"/>
          <table:table-cell table:formula="of:=[.$E$5]+([.A32]*[.$E$4])" office:value-type="float" office:value="10.9955742875643">
            <text:p>10,9955742876</text:p>
          </table:table-cell>
          <table:table-cell table:formula="of:=SIN([.G32])" office:value-type="float" office:value="-1">
            <text:p>-1</text:p>
          </table:table-cell>
          <table:table-cell table:formula="of:=[.$E$1]*0.5*[.H32]" office:value-type="float" office:value="-20">
            <text:p>-20</text:p>
          </table:table-cell>
          <table:table-cell table:formula="of:=[.$E$1]*0.5+[.I32]" office:value-type="float" office:value="0">
            <text:p>0</text:p>
          </table:table-cell>
          <table:table-cell table:formula="of:=[.J32]+20"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table:number-columns-repeated="5"/>
          <table:table-cell table:formula="of:=[.$E$5]+([.A33]*[.$E$4])" office:value-type="float" office:value="11.3097335529233">
            <text:p>11,3097335529</text:p>
          </table:table-cell>
          <table:table-cell table:formula="of:=SIN([.G33])" office:value-type="float" office:value="-0.951056516295154">
            <text:p>-0,9510565163</text:p>
          </table:table-cell>
          <table:table-cell table:formula="of:=[.$E$1]*0.5*[.H33]" office:value-type="float" office:value="-19.0211303259031">
            <text:p>-19,0211303259</text:p>
          </table:table-cell>
          <table:table-cell table:formula="of:=[.$E$1]*0.5+[.I33]" office:value-type="float" office:value="0.978869674096924">
            <text:p>0,9788696741</text:p>
          </table:table-cell>
          <table:table-cell table:formula="of:=[.J33]+20" office:value-type="float" office:value="20.9788696740969">
            <text:p>20,9788696741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table:number-columns-repeated="5"/>
          <table:table-cell table:formula="of:=[.$E$5]+([.A34]*[.$E$4])" office:value-type="float" office:value="11.6238928182822">
            <text:p>11,6238928183</text:p>
          </table:table-cell>
          <table:table-cell table:formula="of:=SIN([.G34])" office:value-type="float" office:value="-0.809016994374948">
            <text:p>-0,8090169944</text:p>
          </table:table-cell>
          <table:table-cell table:formula="of:=[.$E$1]*0.5*[.H34]" office:value-type="float" office:value="-16.180339887499">
            <text:p>-16,1803398875</text:p>
          </table:table-cell>
          <table:table-cell table:formula="of:=[.$E$1]*0.5+[.I34]" office:value-type="float" office:value="3.81966011250105">
            <text:p>3,8196601125</text:p>
          </table:table-cell>
          <table:table-cell table:formula="of:=[.J34]+20" office:value-type="float" office:value="23.819660112501">
            <text:p>23,8196601125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table:number-columns-repeated="5"/>
          <table:table-cell table:formula="of:=[.$E$5]+([.A35]*[.$E$4])" office:value-type="float" office:value="11.9380520836412">
            <text:p>11,9380520836</text:p>
          </table:table-cell>
          <table:table-cell table:formula="of:=SIN([.G35])" office:value-type="float" office:value="-0.587785252292473">
            <text:p>-0,5877852523</text:p>
          </table:table-cell>
          <table:table-cell table:formula="of:=[.$E$1]*0.5*[.H35]" office:value-type="float" office:value="-11.7557050458495">
            <text:p>-11,7557050458</text:p>
          </table:table-cell>
          <table:table-cell table:formula="of:=[.$E$1]*0.5+[.I35]" office:value-type="float" office:value="8.24429495415053">
            <text:p>8,2442949542</text:p>
          </table:table-cell>
          <table:table-cell table:formula="of:=[.J35]+20" office:value-type="float" office:value="28.2442949541505">
            <text:p>28,2442949542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table:number-columns-repeated="5"/>
          <table:table-cell table:formula="of:=[.$E$5]+([.A36]*[.$E$4])" office:value-type="float" office:value="12.2522113490002">
            <text:p>12,252211349</text:p>
          </table:table-cell>
          <table:table-cell table:formula="of:=SIN([.G36])" office:value-type="float" office:value="-0.309016994374948">
            <text:p>-0,3090169944</text:p>
          </table:table-cell>
          <table:table-cell table:formula="of:=[.$E$1]*0.5*[.H36]" office:value-type="float" office:value="-6.18033988749896">
            <text:p>-6,1803398875</text:p>
          </table:table-cell>
          <table:table-cell table:formula="of:=[.$E$1]*0.5+[.I36]" office:value-type="float" office:value="13.819660112501">
            <text:p>13,8196601125</text:p>
          </table:table-cell>
          <table:table-cell table:formula="of:=[.J36]+20" office:value-type="float" office:value="33.819660112501">
            <text:p>33,8196601125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table:number-columns-repeated="5"/>
          <table:table-cell table:formula="of:=[.$E$5]+([.A37]*[.$E$4])" office:value-type="float" office:value="12.5663706143592">
            <text:p>12,5663706144</text:p>
          </table:table-cell>
          <table:table-cell table:formula="of:=SIN([.G37])" office:value-type="float" office:value="-4.89858719658941E-016">
            <text:p>-4,89858719658941E-016</text:p>
          </table:table-cell>
          <table:table-cell table:formula="of:=[.$E$1]*0.5*[.H37]" office:value-type="float" office:value="-9.79717439317882E-015">
            <text:p>-9,79717439317882E-015</text:p>
          </table:table-cell>
          <table:table-cell table:formula="of:=[.$E$1]*0.5+[.I37]" office:value-type="float" office:value="20">
            <text:p>20</text:p>
          </table:table-cell>
          <table:table-cell table:formula="of:=[.J37]+20" office:value-type="float" office:value="40">
            <text:p>40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table:number-columns-repeated="5"/>
          <table:table-cell table:formula="of:=[.$E$5]+([.A38]*[.$E$4])" office:value-type="float" office:value="12.8805298797182">
            <text:p>12,8805298797</text:p>
          </table:table-cell>
          <table:table-cell table:formula="of:=SIN([.G38])" office:value-type="float" office:value="0.309016994374947">
            <text:p>0,3090169944</text:p>
          </table:table-cell>
          <table:table-cell table:formula="of:=[.$E$1]*0.5*[.H38]" office:value-type="float" office:value="6.18033988749894">
            <text:p>6,1803398875</text:p>
          </table:table-cell>
          <table:table-cell table:formula="of:=[.$E$1]*0.5+[.I38]" office:value-type="float" office:value="26.1803398874989">
            <text:p>26,1803398875</text:p>
          </table:table-cell>
          <table:table-cell table:formula="of:=[.J38]+20" office:value-type="float" office:value="46.1803398874989">
            <text:p>46,1803398875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table:number-columns-repeated="5"/>
          <table:table-cell table:formula="of:=[.$E$5]+([.A39]*[.$E$4])" office:value-type="float" office:value="13.1946891450771">
            <text:p>13,1946891451</text:p>
          </table:table-cell>
          <table:table-cell table:formula="of:=SIN([.G39])" office:value-type="float" office:value="0.587785252292473">
            <text:p>0,5877852523</text:p>
          </table:table-cell>
          <table:table-cell table:formula="of:=[.$E$1]*0.5*[.H39]" office:value-type="float" office:value="11.7557050458495">
            <text:p>11,7557050458</text:p>
          </table:table-cell>
          <table:table-cell table:formula="of:=[.$E$1]*0.5+[.I39]" office:value-type="float" office:value="31.7557050458495">
            <text:p>31,7557050458</text:p>
          </table:table-cell>
          <table:table-cell table:formula="of:=[.J39]+20" office:value-type="float" office:value="51.7557050458495">
            <text:p>51,7557050458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table:number-columns-repeated="5"/>
          <table:table-cell table:formula="of:=[.$E$5]+([.A40]*[.$E$4])" office:value-type="float" office:value="13.5088484104361">
            <text:p>13,5088484104</text:p>
          </table:table-cell>
          <table:table-cell table:formula="of:=SIN([.G40])" office:value-type="float" office:value="0.809016994374947">
            <text:p>0,8090169944</text:p>
          </table:table-cell>
          <table:table-cell table:formula="of:=[.$E$1]*0.5*[.H40]" office:value-type="float" office:value="16.1803398874989">
            <text:p>16,1803398875</text:p>
          </table:table-cell>
          <table:table-cell table:formula="of:=[.$E$1]*0.5+[.I40]" office:value-type="float" office:value="36.1803398874989">
            <text:p>36,1803398875</text:p>
          </table:table-cell>
          <table:table-cell table:formula="of:=[.J40]+20" office:value-type="float" office:value="56.180339887499">
            <text:p>56,1803398875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table:number-columns-repeated="5"/>
          <table:table-cell table:formula="of:=[.$E$5]+([.A41]*[.$E$4])" office:value-type="float" office:value="13.8230076757951">
            <text:p>13,8230076758</text:p>
          </table:table-cell>
          <table:table-cell table:formula="of:=SIN([.G41])" office:value-type="float" office:value="0.951056516295153">
            <text:p>0,9510565163</text:p>
          </table:table-cell>
          <table:table-cell table:formula="of:=[.$E$1]*0.5*[.H41]" office:value-type="float" office:value="19.0211303259031">
            <text:p>19,0211303259</text:p>
          </table:table-cell>
          <table:table-cell table:formula="of:=[.$E$1]*0.5+[.I41]" office:value-type="float" office:value="39.0211303259031">
            <text:p>39,0211303259</text:p>
          </table:table-cell>
          <table:table-cell table:formula="of:=[.J41]+20" office:value-type="float" office:value="59.0211303259031">
            <text:p>59,0211303259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table:number-columns-repeated="5"/>
          <table:table-cell table:formula="of:=[.$E$5]+([.A42]*[.$E$4])" office:value-type="float" office:value="14.1371669411541">
            <text:p>14,1371669412</text:p>
          </table:table-cell>
          <table:table-cell table:formula="of:=SIN([.G42])" office:value-type="float" office:value="1">
            <text:p>1</text:p>
          </table:table-cell>
          <table:table-cell table:formula="of:=[.$E$1]*0.5*[.H42]" office:value-type="float" office:value="20">
            <text:p>20</text:p>
          </table:table-cell>
          <table:table-cell table:formula="of:=[.$E$1]*0.5+[.I42]" office:value-type="float" office:value="40">
            <text:p>40</text:p>
          </table:table-cell>
          <table:table-cell table:formula="of:=[.J42]+20" office:value-type="float" office:value="60">
            <text:p>6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>PLN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>PLN</number:currency-symbol>
      <style:map style:condition="value()&gt;=0" style:apply-style-name="N110P0"/>
    </number:currency-style>
    <number:date-style style:name="N111">
      <number:month number:style="long"/>
    </number:date-style>
    <number:currency-style style:name="N112">
      <number:number number:decimal-places="2" number:min-integer-digits="1" number:grouping="true"/>
      <number:text> </number:text>
      <number:currency-symbol number:language="pl" number:country="PL">mm</number:currency-symbol>
    </number:currency-style>
    <number:currency-style style:name="N113">
      <number:number number:decimal-places="0" number:min-integer-digits="1" number:grouping="true"/>
      <number:text> </number:text>
      <number:currency-symbol number:language="pl" number:country="PL">obr.</number:currency-symbol>
    </number:currency-style>
    <number:currency-style style:name="N114">
      <number:number number:decimal-places="2" number:min-integer-digits="1" number:grouping="true"/>
      <number:text> </number:text>
      <number:currency-symbol number:language="pl" number:country="PL">kres.</number:currency-symbol>
    </number:currency-style>
    <number:currency-style style:name="N115">
      <number:number number:decimal-places="0" number:min-integer-digits="1" number:grouping="true"/>
      <number:text> </number:text>
      <number:currency-symbol number:language="pl" number:country="PL">kres.</number:currency-symbol>
    </number:currency-style>
    <number:currency-style style:name="N116">
      <number:number number:decimal-places="3" number:min-integer-digits="1" number:grouping="true"/>
      <number:text> </number:text>
      <number:currency-symbol>Ah</number:currency-symbol>
    </number:currency-style>
    <number:currency-style style:name="N117">
      <number:number number:decimal-places="3" number:min-integer-digits="1" number:grouping="true"/>
      <number:text> </number:text>
      <number:currency-symbol>A</number:currency-symbol>
    </number:currency-style>
    <number:currency-style style:name="N118">
      <number:number number:decimal-places="3" number:min-integer-digits="1" number:grouping="true"/>
      <number:text> </number:text>
      <number:currency-symbol>h</number:currency-symbol>
    </number:currency-style>
    <number:currency-style style:name="N119">
      <number:number number:decimal-places="3" number:min-integer-digits="1" number:grouping="true"/>
      <number:text> </number:text>
      <number:currency-symbol>V</number:currency-symbol>
    </number:currency-style>
    <number:currency-style style:name="N120P0" style:volatile="true">
      <number:number number:decimal-places="1" number:min-integer-digits="1" number:grouping="true"/>
      <number:text> </number:text>
      <number:currency-symbol>V</number:currency-symbol>
    </number:currency-style>
    <number:currency-style style:name="N120">
      <number:text>-</number:text>
      <number:number number:decimal-places="1" number:min-integer-digits="1" number:grouping="true"/>
      <number:text> </number:text>
      <number:currency-symbol>V</number:currency-symbol>
      <style:map style:condition="value()&gt;=0" style:apply-style-name="N120P0"/>
    </number:currency-style>
    <number:currency-style style:name="N121">
      <number:number number:decimal-places="3" number:min-integer-digits="1" number:grouping="true"/>
      <number:text> </number:text>
      <number:currency-symbol>C</number:currency-symbol>
    </number:currency-style>
    <number:currency-style style:name="N122P0" style:volatile="true">
      <number:currency-symbol number:language="es" number:country="SV">C</number:currency-symbol>
      <number:text> </number:text>
      <number:number number:decimal-places="0" number:min-integer-digits="1" number:grouping="true"/>
    </number:currency-style>
    <number:currency-style style:name="N122">
      <number:text>-</number:text>
      <number:currency-symbol number:language="es" number:country="SV">C</number:currency-symbol>
      <number:text> </number:text>
      <number:number number:decimal-places="0" number:min-integer-digits="1" number:grouping="true"/>
      <style:map style:condition="value()&gt;=0" style:apply-style-name="N122P0"/>
    </number:currency-style>
    <number:currency-style style:name="N123">
      <number:number number:decimal-places="1" number:min-integer-digits="1"/>
      <number:text> </number:text>
      <number:currency-symbol>C</number:currency-symbol>
    </number:currency-style>
    <number:currency-style style:name="N124P0" style:volatile="true">
      <number:number number:decimal-places="2" number:min-integer-digits="1" number:grouping="true"/>
      <number:text> </number:text>
      <number:currency-symbol>V</number:currency-symbol>
    </number:currency-style>
    <number:currency-style style:name="N124">
      <number:text>-</number:text>
      <number:number number:decimal-places="2" number:min-integer-digits="1" number:grouping="true"/>
      <number:text> </number:text>
      <number:currency-symbol>V</number:currency-symbol>
      <style:map style:condition="value()&gt;=0" style:apply-style-name="N124P0"/>
    </number:currency-style>
    <number:currency-style style:name="N125">
      <number:number number:decimal-places="0" number:min-integer-digits="1"/>
      <number:text> </number:text>
      <number:currency-symbol>C</number:currency-symbol>
    </number:currency-style>
    <number:number-style style:name="N126">
      <number:number number:decimal-places="12" number:min-integer-digits="0" number:grouping="true"/>
    </number:number-style>
    <number:currency-style style:name="N127">
      <number:number number:decimal-places="0" number:min-integer-digits="1" number:grouping="true"/>
      <number:text> </number:text>
      <number:currency-symbol>z/m</number:currency-symbol>
    </number:currency-style>
    <number:currency-style style:name="N128P0" style:volatile="true">
      <number:number number:decimal-places="0" number:min-integer-digits="1" number:grouping="true"/>
      <number:text> </number:text>
      <number:currency-symbol number:language="pl" number:country="PL">g</number:currency-symbol>
    </number:currency-style>
    <number:currency-style style:name="N128">
      <number:text>-</number:text>
      <number:number number: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2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1.09.2018</text:date>, <text:time>19:05:5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jciech Gaudnik</meta:initial-creator>
    <meta:creation-date>2018-02-26T12:14:12.71</meta:creation-date>
    <dc:date>2018-09-01T19:05:56.99</dc:date>
    <dc:creator>Wojciech Gaudnik</dc:creator>
    <meta:editing-duration>P60DT58M58S</meta:editing-duration>
    <meta:editing-cycles>70</meta:editing-cycles>
    <meta:generator>OpenOffice/4.1.3$Win32 OpenOffice.org_project/413m1$Build-9783</meta:generator>
    <meta:printed-by>Wojciech Gaudnik</meta:printed-by>
    <meta:print-date>2018-05-07T17:16:05.70</meta:print-date>
    <meta:document-statistic meta:table-count="4" meta:cell-count="87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42cm" svg:y="4.188cm" style:legend-expansion="high" chart:style-name="ch2"/>
        <chart:plot-area chart:style-name="ch3" table:cell-range-address="Arkusz3.J2:Arkusz3.J42" svg:x="0.77cm" svg:y="0.855cm" svg:width="11.632cm" svg:height="7.545cm">
          <chartooo:coordinate-region svg:x="1.391cm" svg:y="1.067cm" svg:width="10.824cm" svg:height="6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3.J2:Arkusz3.J42" chart:class="chart:line"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Arkusz3.J2:Arkusz3.J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.0211303259031">
                <text:p>39.02113032590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.1803398874989">
                <text:p>36.18033988749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7557050458495">
                <text:p>31.75570504584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.1803398874989">
                <text:p>26.18033988749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8196601125011">
                <text:p>13.81966011250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24429495415054">
                <text:p>8.244294954150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81966011250105">
                <text:p>3.819660112501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78869674096931">
                <text:p>0.9788696740969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78869674096927">
                <text:p>0.9788696740969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81966011250105">
                <text:p>3.819660112501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24429495415053">
                <text:p>8.244294954150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819660112501">
                <text:p>13.8196601125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.1803398874989">
                <text:p>26.1803398874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7557050458495">
                <text:p>31.75570504584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.1803398874989">
                <text:p>36.18033988749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.0211303259031">
                <text:p>39.02113032590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.0211303259031">
                <text:p>39.02113032590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.180339887499">
                <text:p>36.1803398874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.7557050458495">
                <text:p>31.75570504584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.180339887499">
                <text:p>26.1803398874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8196601125011">
                <text:p>13.81966011250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24429495415054">
                <text:p>8.244294954150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81966011250105">
                <text:p>3.819660112501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78869674096931">
                <text:p>0.9788696740969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78869674096924">
                <text:p>0.9788696740969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81966011250105">
                <text:p>3.819660112501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24429495415053">
                <text:p>8.244294954150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819660112501">
                <text:p>13.8196601125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1803398874989">
                <text:p>26.18033988749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.7557050458495">
                <text:p>31.75570504584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.1803398874989">
                <text:p>36.18033988749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.0211303259031">
                <text:p>39.02113032590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